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.503cm" fo:margin-right="0cm" fo:text-indent="0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0.503cm" fo:margin-right="0cm" fo:text-indent="0cm" style:auto-text-indent="false" style:shadow="none">
        <style:tab-stops>
          <style:tab-stop style:position="18.256cm" style:type="right"/>
        </style:tab-stops>
      </style:paragraph-properties>
      <style:text-properties fo:font-style="normal" style:font-style-asian="normal" style:font-style-complex="normal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officeooo:paragraph-rsid="001b075f" style:font-style-asian="normal" style:font-style-complex="normal"/>
    </style:style>
    <style:style style:name="P7" style:family="paragraph" style:parent-style-name="Standard">
      <style:paragraph-properties fo:margin-left="0.503cm" fo:margin-right="0cm" fo:text-indent="0cm" style:auto-text-indent="false" style:shadow="none">
        <style:tab-stops/>
      </style:paragraph-properties>
      <style:text-properties fo:font-style="normal" officeooo:paragraph-rsid="001b075f" style:font-style-asian="normal" style:font-style-complex="normal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size="9pt" fo:font-style="italic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font-name="Bitstream Vera Sans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Bitstream Vera Sans" fo:font-size="9pt" fo:font-style="italic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9cm" svg:stroke-color="#80808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3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000000" draw:marker-start="" draw:marker-start-width="0.273cm" draw:marker-start-center="false" draw:marker-end="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1cm" svg:stroke-color="#000000" draw:marker-start="" draw:marker-start-width="0.36cm" draw:marker-start-center="false" draw:marker-end="" draw:marker-end-width="0.36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11" style:family="graphic" style:list-style-name="L1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 style:list-style-name="L1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 style:list-style-name="L1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 style:list-style-name="L1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 style:list-style-name="L1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 style:list-style-name="L1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 style:list-style-name="L1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 style:list-style-name="L1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 style:list-style-name="L1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 style:list-style-name="L2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 style:list-style-name="L2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 style:list-style-name="L2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 style:list-style-name="L2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 style:list-style-name="L2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 style:list-style-name="L2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 style:list-style-name="L2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 style:list-style-name="L2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 style:list-style-name="L2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 style:list-style-name="L29">
      <style:graphic-properties draw:stroke="solid" draw:stroke-dash="Dash_20_4275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 style:list-style-name="L30">
      <style:graphic-properties draw:stroke="solid" draw:stroke-dash="Dash_20_4276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 style:list-style-name="L31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2" style:family="graphic" style:list-style-name="L32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33" style:family="graphic" style:list-style-name="L33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34" style:family="graphic" style:list-style-name="L3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 style:list-style-name="L3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 style:list-style-name="L3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 style:list-style-name="L3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 style:list-style-name="L3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 style:list-style-name="L3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 style:list-style-name="L4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 style:list-style-name="L4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 style:list-style-name="L4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 style:list-style-name="L4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 style:list-style-name="L4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 style:list-style-name="L4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 style:list-style-name="L4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 style:list-style-name="L4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 style:list-style-name="L4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 style:list-style-name="L4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 style:list-style-name="L5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 style:list-style-name="L5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 style:list-style-name="L52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53" style:family="graphic" style:list-style-name="L53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54" style:family="graphic" style:list-style-name="L54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55" style:family="graphic" style:list-style-name="L55">
      <style:graphic-properties draw:stroke="solid" draw:stroke-dash="Dash_20_4285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56" style:family="graphic" style:list-style-name="L5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 style:list-style-name="L5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 style:list-style-name="L5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 style:list-style-name="L5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 style:list-style-name="L6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 style:list-style-name="L6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 style:list-style-name="L6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 style:list-style-name="L6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 style:list-style-name="L6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 style:list-style-name="L6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 style:list-style-name="L6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 style:list-style-name="L6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 style:list-style-name="L6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 style:list-style-name="L6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 style:list-style-name="L7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 style:list-style-name="L7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 style:list-style-name="L7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 style:list-style-name="L7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 style:list-style-name="L74">
      <style:graphic-properties draw:stroke="solid" draw:stroke-dash="Dash_20_4279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 style:list-style-name="L75">
      <style:graphic-properties draw:stroke="solid" draw:stroke-dash="Dash_20_4280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 style:list-style-name="L76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77" style:family="graphic" style:list-style-name="L77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78" style:family="graphic" style:list-style-name="L78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79" style:family="graphic" style:list-style-name="L79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80" style:family="graphic" style:list-style-name="L80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81" style:family="graphic" style:list-style-name="L8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 style:list-style-name="L8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 style:list-style-name="L8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 style:list-style-name="L8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5" style:family="graphic" style:list-style-name="L8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 style:list-style-name="L8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 style:list-style-name="L8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 style:list-style-name="L8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 style:list-style-name="L8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 style:list-style-name="L9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 style:list-style-name="L9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 style:list-style-name="L9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 style:list-style-name="L9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 style:list-style-name="L9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 style:list-style-name="L9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 style:list-style-name="L9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 style:list-style-name="L9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 style:list-style-name="L9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9" style:family="graphic" style:list-style-name="L99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00" style:family="graphic" style:list-style-name="L100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01" style:family="graphic" style:list-style-name="L101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02" style:family="graphic" style:list-style-name="L102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03" style:family="graphic" style:list-style-name="L103">
      <style:graphic-properties draw:stroke="solid" draw:stroke-dash="Dash_20_4286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04" style:family="graphic" style:list-style-name="L104">
      <style:graphic-properties draw:stroke="solid" draw:stroke-dash="Dash_20_4287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05" style:family="graphic" style:list-style-name="L10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 style:list-style-name="L10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 style:list-style-name="L10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8" style:family="graphic" style:list-style-name="L10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 style:list-style-name="L10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 style:list-style-name="L11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1" style:family="graphic" style:list-style-name="L11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 style:list-style-name="L11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 style:list-style-name="L11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 style:list-style-name="L11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 style:list-style-name="L11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 style:list-style-name="L11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 style:list-style-name="L11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 style:list-style-name="L11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 style:list-style-name="L11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 style:list-style-name="L12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 style:list-style-name="L12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 style:list-style-name="L12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 style:list-style-name="L123">
      <style:graphic-properties draw:stroke="solid" draw:stroke-dash="Dash_20_4277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 style:list-style-name="L124">
      <style:graphic-properties draw:stroke="solid" draw:stroke-dash="Dash_20_4278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 style:list-style-name="L125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6" style:family="graphic" style:list-style-name="L126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27" style:family="graphic" style:list-style-name="L127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28" style:family="graphic" style:list-style-name="L12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 style:list-style-name="L12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 style:list-style-name="L13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 style:list-style-name="L13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 style:list-style-name="L13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 style:list-style-name="L13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 style:list-style-name="L13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 style:list-style-name="L13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 style:list-style-name="L13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 style:list-style-name="L13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 style:list-style-name="L13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 style:list-style-name="L13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 style:list-style-name="L14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 style:list-style-name="L14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 style:list-style-name="L14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 style:list-style-name="L14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 style:list-style-name="L14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 style:list-style-name="L14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 style:list-style-name="L146">
      <style:graphic-properties draw:stroke="solid" draw:stroke-dash="Dash_20_4283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 style:list-style-name="L147">
      <style:graphic-properties draw:stroke="solid" draw:stroke-dash="Dash_20_4284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 style:list-style-name="L148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49" style:family="graphic" style:list-style-name="L149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50" style:family="graphic" style:list-style-name="L150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51" style:family="graphic" style:list-style-name="L15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 style:list-style-name="L15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 style:list-style-name="L15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 style:list-style-name="L15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5" style:family="graphic" style:list-style-name="L15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 style:list-style-name="L15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 style:list-style-name="L15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8" style:family="graphic" style:list-style-name="L15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9" style:family="graphic" style:list-style-name="L15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0" style:family="graphic" style:list-style-name="L16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1" style:family="graphic" style:list-style-name="L16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2" style:family="graphic" style:list-style-name="L16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3" style:family="graphic" style:list-style-name="L16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4" style:family="graphic" style:list-style-name="L16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5" style:family="graphic" style:list-style-name="L16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6" style:family="graphic" style:list-style-name="L16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7" style:family="graphic" style:list-style-name="L16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8" style:family="graphic" style:list-style-name="L16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9" style:family="graphic" style:list-style-name="L169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70" style:family="graphic" style:list-style-name="L170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71" style:family="graphic" style:list-style-name="L171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72" style:family="graphic" style:list-style-name="L172">
      <style:graphic-properties draw:stroke="solid" draw:stroke-dash="Dash_20_4288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73" style:family="graphic" style:list-style-name="L17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4" style:family="graphic" style:list-style-name="L17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5" style:family="graphic" style:list-style-name="L17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6" style:family="graphic" style:list-style-name="L17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7" style:family="graphic" style:list-style-name="L17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8" style:family="graphic" style:list-style-name="L17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9" style:family="graphic" style:list-style-name="L17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 style:list-style-name="L18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1" style:family="graphic" style:list-style-name="L18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2" style:family="graphic" style:list-style-name="L18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 style:list-style-name="L18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4" style:family="graphic" style:list-style-name="L18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5" style:family="graphic" style:list-style-name="L18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6" style:family="graphic" style:list-style-name="L18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7" style:family="graphic" style:list-style-name="L18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8" style:family="graphic" style:list-style-name="L18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9" style:family="graphic" style:list-style-name="L18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0" style:family="graphic" style:list-style-name="L19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1" style:family="graphic" style:list-style-name="L191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92" style:family="graphic" style:list-style-name="L192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93" style:family="graphic" style:list-style-name="L193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94" style:family="graphic" style:list-style-name="L194">
      <style:graphic-properties draw:stroke="dash" draw:stroke-dash="Dash_20_4289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<draw:g text:anchor-type="as-char" draw:z-index="0" draw:style-name="gr1"><draw:frame draw:style-name="gr2" draw:text-style-name="P9" svg:width="0.784cm" svg:height="0.664cm" svg:x="3.978cm" svg:y="1.914cm"><draw:text-box><text:p text:style-name="P8"><text:span text:style-name="T2">O</text:span></text:p></draw:text-box></draw:frame><draw:g draw:style-name="gr3"><draw:line draw:style-name="gr4" draw:text-style-name="P10" svg:x1="8.684cm" svg:y1="0.647cm" svg:x2="0.004cm" svg:y2="0.647cm"><text:p/></draw:line><draw:line draw:style-name="gr4" draw:text-style-name="P10" svg:x1="8.675cm" svg:y1="1.266cm" svg:x2="0.004cm" svg:y2="1.266cm"><text:p/></draw:line><draw:line draw:style-name="gr4" draw:text-style-name="P10" svg:x1="8.675cm" svg:y1="1.896cm" svg:x2="0.004cm" svg:y2="1.896cm"><text:p/></draw:line><draw:line draw:style-name="gr4" draw:text-style-name="P10" svg:x1="8.675cm" svg:y1="2.525cm" svg:x2="0.004cm" svg:y2="2.525cm"><text:p/></draw:line><draw:line draw:style-name="gr4" draw:text-style-name="P10" svg:x1="8.675cm" svg:y1="3.147cm" svg:x2="0.004cm" svg:y2="3.147cm"><text:p/></draw:line><draw:line draw:style-name="gr4" draw:text-style-name="P10" svg:x1="8.675cm" svg:y1="3.775cm" svg:x2="0.004cm" svg:y2="3.775cm"><text:p/></draw:line><draw:line draw:style-name="gr4" draw:text-style-name="P10" svg:x1="8.692cm" svg:y1="0.016cm" svg:x2="0.004cm" svg:y2="0.016cm"><text:p/></draw:line><draw:line draw:style-name="gr4" draw:text-style-name="P10" svg:x1="2.537cm" svg:y1="3.789cm" svg:x2="4.721cm" svg:y2="0.012cm"><text:p/></draw:line><draw:line draw:style-name="gr4" draw:text-style-name="P10" svg:x1="3.264cm" svg:y1="3.787cm" svg:x2="5.443cm" svg:y2="0.012cm"><text:p/></draw:line><draw:line draw:style-name="gr4" draw:text-style-name="P10" svg:x1="3.986cm" svg:y1="3.786cm" svg:x2="6.163cm" svg:y2="0.019cm"><text:p/></draw:line><draw:line draw:style-name="gr4" draw:text-style-name="P10" svg:x1="4.721cm" svg:y1="3.768cm" svg:x2="6.881cm" svg:y2="0.026cm"><text:p/></draw:line><draw:line draw:style-name="gr4" draw:text-style-name="P10" svg:x1="5.434cm" svg:y1="3.788cm" svg:x2="7.621cm" svg:y2="0.005cm"><text:p/></draw:line><draw:line draw:style-name="gr4" draw:text-style-name="P10" svg:x1="6.159cm" svg:y1="3.785cm" svg:x2="8.342cm" svg:y2="0.006cm"><text:p/></draw:line><draw:line draw:style-name="gr4" draw:text-style-name="P10" svg:x1="6.892cm" svg:y1="3.768cm" svg:x2="8.696cm" svg:y2="0.648cm"><text:p/></draw:line><draw:line draw:style-name="gr4" draw:text-style-name="P10" svg:x1="7.604cm" svg:y1="3.788cm" svg:x2="8.7cm" svg:y2="1.895cm"><text:p/></draw:line><draw:line draw:style-name="gr4" draw:text-style-name="P10" svg:x1="1.816cm" svg:y1="3.787cm" svg:x2="3.996cm" svg:y2="0.012cm"><text:p/></draw:line><draw:line draw:style-name="gr4" draw:text-style-name="P10" svg:x1="1.101cm" svg:y1="3.768cm" svg:x2="3.279cm" svg:y2="0cm"><text:p/></draw:line><draw:line draw:style-name="gr4" draw:text-style-name="P10" svg:x1="0.378cm" svg:y1="3.768cm" svg:x2="2.538cm" svg:y2="0.026cm"><text:p/></draw:line><draw:line draw:style-name="gr4" draw:text-style-name="P10" svg:x1="0.012cm" svg:y1="3.151cm" svg:x2="1.821cm" svg:y2="0.019cm"><text:p/></draw:line><draw:line draw:style-name="gr4" draw:text-style-name="P10" svg:x1="0.012cm" svg:y1="1.885cm" svg:x2="1.096cm" svg:y2="0.019cm"><text:p/></draw:line><draw:line draw:style-name="gr4" draw:text-style-name="P10" svg:x1="0cm" svg:y1="0.669cm" svg:x2="0.371cm" svg:y2="0.025cm"><text:p/></draw:line><draw:line draw:style-name="gr4" draw:text-style-name="P10" svg:x1="2.537cm" svg:y1="0.012cm" svg:x2="4.721cm" svg:y2="3.79cm"><text:p/></draw:line><draw:line draw:style-name="gr4" draw:text-style-name="P10" svg:x1="3.26cm" svg:y1="0.012cm" svg:x2="5.434cm" svg:y2="3.778cm"><text:p/></draw:line><draw:line draw:style-name="gr4" draw:text-style-name="P10" svg:x1="4.003cm" svg:y1="0.035cm" svg:x2="6.16cm" svg:y2="3.768cm"><text:p/></draw:line><draw:line draw:style-name="gr4" draw:text-style-name="P10" svg:x1="4.721cm" svg:y1="0.025cm" svg:x2="6.896cm" svg:y2="3.79cm"><text:p/></draw:line><draw:line draw:style-name="gr4" draw:text-style-name="P10" svg:x1="5.437cm" svg:y1="0.012cm" svg:x2="7.621cm" svg:y2="3.79cm"><text:p/></draw:line><draw:line draw:style-name="gr4" draw:text-style-name="P10" svg:x1="6.162cm" svg:y1="0.012cm" svg:x2="8.342cm" svg:y2="3.785cm"><text:p/></draw:line><draw:line draw:style-name="gr4" draw:text-style-name="P10" svg:x1="6.879cm" svg:y1="0.005cm" svg:x2="8.7cm" svg:y2="3.155cm"><text:p/></draw:line><draw:line draw:style-name="gr4" draw:text-style-name="P10" svg:x1="7.619cm" svg:y1="0.026cm" svg:x2="8.7cm" svg:y2="1.904cm"><text:p/></draw:line><draw:line draw:style-name="gr4" draw:text-style-name="P10" svg:x1="1.821cm" svg:y1="0.022cm" svg:x2="3.985cm" svg:y2="3.768cm"><text:p/></draw:line><draw:line draw:style-name="gr4" draw:text-style-name="P10" svg:x1="1.106cm" svg:y1="0.035cm" svg:x2="3.271cm" svg:y2="3.781cm"><text:p/></draw:line><draw:line draw:style-name="gr4" draw:text-style-name="P10" svg:x1="0.378cm" svg:y1="0.026cm" svg:x2="2.548cm" svg:y2="3.785cm"><text:p/></draw:line><draw:line draw:style-name="gr4" draw:text-style-name="P10" svg:x1="0.004cm" svg:y1="0.644cm" svg:x2="1.829cm" svg:y2="3.786cm"><text:p/></draw:line><draw:line draw:style-name="gr4" draw:text-style-name="P10" svg:x1="0.004cm" svg:y1="1.887cm" svg:x2="1.095cm" svg:y2="3.77cm"><text:p/></draw:line><draw:line draw:style-name="gr4" draw:text-style-name="P10" svg:x1="0.012cm" svg:y1="3.141cm" svg:x2="0.375cm" svg:y2="3.769cm"><text:p/></draw:line><draw:line draw:style-name="gr4" draw:text-style-name="P10" svg:x1="8.336cm" svg:y1="0.026cm" svg:x2="8.694cm" svg:y2="0.648cm"><text:p/></draw:line><draw:line draw:style-name="gr4" draw:text-style-name="P10" svg:x1="8.334cm" svg:y1="3.791cm" svg:x2="8.705cm" svg:y2="3.15cm"><text:p/></draw:line></draw:g><draw:g draw:style-name="gr3"><draw:line draw:style-name="gr5" draw:text-style-name="P11" svg:x1="4.351cm" svg:y1="1.757cm" svg:x2="4.351cm" svg:y2="2.032cm"><text:p/></draw:line><draw:line draw:style-name="gr5" draw:text-style-name="P11" svg:x1="4.214cm" svg:y1="1.9cm" svg:x2="4.489cm" svg:y2="1.894cm"><text:p/></draw:line></draw:g><draw:polyline draw:style-name="gr6" draw:text-style-name="P10" svg:width="3.189cm" svg:height="3.813cm" draw:transform="rotate (-1.06814150222053) translate (3.53830854820485cm -0.897550900940624cm)" svg:viewBox="0 0 3190 3814" draw:points="2484,1258 1787,1283 2889,3135 2541,3772 1097,3802 720,3182 375,3814 0,3202 350,2567 1071,2545 1446,3169 2197,3146 1052,1288 1738,29 3190,0"><text:p/></draw:polyline><draw:ellipse draw:style-name="gr7" draw:text-style-name="P10" svg:width="0.195cm" svg:height="0.186cm" svg:x="0.794cm" svg:y="0.847cm"><text:p/></draw:ellipse><draw:polyline draw:style-name="gr6" draw:text-style-name="P10" svg:width="3.189cm" svg:height="3.813cm" draw:transform="rotate (2.07729087572365) translate (5.18341028000143cm 4.69556603365527cm)" svg:viewBox="0 0 3190 3814" draw:points="2484,1258 1787,1283 2889,3135 2541,3772 1097,3802 720,3182 375,3814 0,3202 350,2567 1071,2545 1446,3169 2197,3146 1052,1288 1738,29 3190,0"><text:p/></draw:polyline><draw:ellipse draw:style-name="gr7" draw:text-style-name="P10" svg:width="0.195cm" svg:height="0.188cm" svg:x="7.706cm" svg:y="2.746cm"><text:p/></draw:ellipse></draw:g><text:tab/><draw:g text:anchor-type="as-char" draw:z-index="1" draw:style-name="gr1"><draw:frame draw:style-name="gr2" draw:text-style-name="P9" svg:width="0.784cm" svg:height="0.664cm" svg:x="3.978cm" svg:y="1.914cm"><draw:text-box><text:p text:style-name="P8"><text:span text:style-name="T2">O</text:span></text:p></draw:text-box></draw:frame><draw:g draw:style-name="gr3"><draw:line draw:style-name="gr4" draw:text-style-name="P10" svg:x1="8.684cm" svg:y1="0.647cm" svg:x2="0.004cm" svg:y2="0.647cm"><text:p/></draw:line><draw:line draw:style-name="gr4" draw:text-style-name="P10" svg:x1="8.675cm" svg:y1="1.266cm" svg:x2="0.004cm" svg:y2="1.266cm"><text:p/></draw:line><draw:line draw:style-name="gr4" draw:text-style-name="P10" svg:x1="8.675cm" svg:y1="1.896cm" svg:x2="0.004cm" svg:y2="1.896cm"><text:p/></draw:line><draw:line draw:style-name="gr4" draw:text-style-name="P10" svg:x1="8.675cm" svg:y1="2.525cm" svg:x2="0.004cm" svg:y2="2.525cm"><text:p/></draw:line><draw:line draw:style-name="gr4" draw:text-style-name="P10" svg:x1="8.675cm" svg:y1="3.147cm" svg:x2="0.004cm" svg:y2="3.147cm"><text:p/></draw:line><draw:line draw:style-name="gr4" draw:text-style-name="P10" svg:x1="8.675cm" svg:y1="3.775cm" svg:x2="0.004cm" svg:y2="3.775cm"><text:p/></draw:line><draw:line draw:style-name="gr4" draw:text-style-name="P10" svg:x1="8.692cm" svg:y1="0.016cm" svg:x2="0.004cm" svg:y2="0.016cm"><text:p/></draw:line><draw:line draw:style-name="gr4" draw:text-style-name="P10" svg:x1="2.537cm" svg:y1="3.789cm" svg:x2="4.721cm" svg:y2="0.012cm"><text:p/></draw:line><draw:line draw:style-name="gr4" draw:text-style-name="P10" svg:x1="3.264cm" svg:y1="3.787cm" svg:x2="5.443cm" svg:y2="0.012cm"><text:p/></draw:line><draw:line draw:style-name="gr4" draw:text-style-name="P10" svg:x1="3.986cm" svg:y1="3.786cm" svg:x2="6.163cm" svg:y2="0.019cm"><text:p/></draw:line><draw:line draw:style-name="gr4" draw:text-style-name="P10" svg:x1="4.721cm" svg:y1="3.768cm" svg:x2="6.881cm" svg:y2="0.026cm"><text:p/></draw:line><draw:line draw:style-name="gr4" draw:text-style-name="P10" svg:x1="5.434cm" svg:y1="3.788cm" svg:x2="7.621cm" svg:y2="0.005cm"><text:p/></draw:line><draw:line draw:style-name="gr4" draw:text-style-name="P10" svg:x1="6.159cm" svg:y1="3.785cm" svg:x2="8.342cm" svg:y2="0.006cm"><text:p/></draw:line><draw:line draw:style-name="gr4" draw:text-style-name="P10" svg:x1="6.892cm" svg:y1="3.768cm" svg:x2="8.696cm" svg:y2="0.648cm"><text:p/></draw:line><draw:line draw:style-name="gr4" draw:text-style-name="P10" svg:x1="7.604cm" svg:y1="3.788cm" svg:x2="8.7cm" svg:y2="1.895cm"><text:p/></draw:line><draw:line draw:style-name="gr4" draw:text-style-name="P10" svg:x1="1.816cm" svg:y1="3.787cm" svg:x2="3.996cm" svg:y2="0.012cm"><text:p/></draw:line><draw:line draw:style-name="gr4" draw:text-style-name="P10" svg:x1="1.101cm" svg:y1="3.768cm" svg:x2="3.279cm" svg:y2="0cm"><text:p/></draw:line><draw:line draw:style-name="gr4" draw:text-style-name="P10" svg:x1="0.378cm" svg:y1="3.768cm" svg:x2="2.538cm" svg:y2="0.026cm"><text:p/></draw:line><draw:line draw:style-name="gr4" draw:text-style-name="P10" svg:x1="0.012cm" svg:y1="3.151cm" svg:x2="1.821cm" svg:y2="0.019cm"><text:p/></draw:line><draw:line draw:style-name="gr4" draw:text-style-name="P10" svg:x1="0.012cm" svg:y1="1.885cm" svg:x2="1.096cm" svg:y2="0.019cm"><text:p/></draw:line><draw:line draw:style-name="gr4" draw:text-style-name="P10" svg:x1="0cm" svg:y1="0.669cm" svg:x2="0.371cm" svg:y2="0.025cm"><text:p/></draw:line><draw:line draw:style-name="gr4" draw:text-style-name="P10" svg:x1="2.537cm" svg:y1="0.012cm" svg:x2="4.721cm" svg:y2="3.79cm"><text:p/></draw:line><draw:line draw:style-name="gr4" draw:text-style-name="P10" svg:x1="3.26cm" svg:y1="0.012cm" svg:x2="5.434cm" svg:y2="3.778cm"><text:p/></draw:line><draw:line draw:style-name="gr4" draw:text-style-name="P10" svg:x1="4.003cm" svg:y1="0.035cm" svg:x2="6.16cm" svg:y2="3.768cm"><text:p/></draw:line><draw:line draw:style-name="gr4" draw:text-style-name="P10" svg:x1="4.721cm" svg:y1="0.025cm" svg:x2="6.896cm" svg:y2="3.79cm"><text:p/></draw:line><draw:line draw:style-name="gr4" draw:text-style-name="P10" svg:x1="5.437cm" svg:y1="0.012cm" svg:x2="7.621cm" svg:y2="3.79cm"><text:p/></draw:line><draw:line draw:style-name="gr4" draw:text-style-name="P10" svg:x1="6.162cm" svg:y1="0.012cm" svg:x2="8.342cm" svg:y2="3.785cm"><text:p/></draw:line><draw:line draw:style-name="gr4" draw:text-style-name="P10" svg:x1="6.879cm" svg:y1="0.005cm" svg:x2="8.7cm" svg:y2="3.155cm"><text:p/></draw:line><draw:line draw:style-name="gr4" draw:text-style-name="P10" svg:x1="7.619cm" svg:y1="0.026cm" svg:x2="8.7cm" svg:y2="1.904cm"><text:p/></draw:line><draw:line draw:style-name="gr4" draw:text-style-name="P10" svg:x1="1.821cm" svg:y1="0.022cm" svg:x2="3.985cm" svg:y2="3.768cm"><text:p/></draw:line><draw:line draw:style-name="gr4" draw:text-style-name="P10" svg:x1="1.106cm" svg:y1="0.035cm" svg:x2="3.271cm" svg:y2="3.781cm"><text:p/></draw:line><draw:line draw:style-name="gr4" draw:text-style-name="P10" svg:x1="0.378cm" svg:y1="0.026cm" svg:x2="2.548cm" svg:y2="3.785cm"><text:p/></draw:line><draw:line draw:style-name="gr4" draw:text-style-name="P10" svg:x1="0.004cm" svg:y1="0.644cm" svg:x2="1.829cm" svg:y2="3.786cm"><text:p/></draw:line><draw:line draw:style-name="gr4" draw:text-style-name="P10" svg:x1="0.004cm" svg:y1="1.887cm" svg:x2="1.095cm" svg:y2="3.77cm"><text:p/></draw:line><draw:line draw:style-name="gr4" draw:text-style-name="P10" svg:x1="0.012cm" svg:y1="3.141cm" svg:x2="0.375cm" svg:y2="3.769cm"><text:p/></draw:line><draw:line draw:style-name="gr4" draw:text-style-name="P10" svg:x1="8.336cm" svg:y1="0.026cm" svg:x2="8.694cm" svg:y2="0.648cm"><text:p/></draw:line><draw:line draw:style-name="gr4" draw:text-style-name="P10" svg:x1="8.334cm" svg:y1="3.791cm" svg:x2="8.705cm" svg:y2="3.15cm"><text:p/></draw:line></draw:g><draw:g draw:style-name="gr3"><draw:line draw:style-name="gr5" draw:text-style-name="P11" svg:x1="4.351cm" svg:y1="1.757cm" svg:x2="4.351cm" svg:y2="2.032cm"><text:p/></draw:line><draw:line draw:style-name="gr5" draw:text-style-name="P11" svg:x1="4.214cm" svg:y1="1.9cm" svg:x2="4.489cm" svg:y2="1.894cm"><text:p/></draw:line></draw:g><draw:g draw:style-name="gr3"><draw:polyline draw:style-name="gr8" draw:text-style-name="P11" svg:width="3.266cm" svg:height="2.507cm" svg:x="0.725cm" svg:y="0.648cm" svg:viewBox="0 0 3267 2508" draw:points="2184,1266 1817,633 2184,0 2909,0 3267,616 3092,925 2717,925 2900,1250 2167,1250 1095,1892 375,1891 0,2508 25,2500"><text:p/></draw:polyline><draw:polyline draw:style-name="gr8" draw:text-style-name="P11" svg:width="2.337cm" svg:height="0.633cm" svg:x="0.367cm" svg:y="1.265cm" svg:viewBox="0 0 2338 634" draw:points="2338,328 1825,634 742,0 0,0"><text:p/></draw:polyline><draw:polyline draw:style-name="gr8" draw:text-style-name="P11" svg:width="2.516cm" svg:height="0.633cm" svg:x="0.025cm" svg:y="1.265cm" svg:viewBox="0 0 2517 634" draw:points="2517,0 1800,0 700,634 0,625 0,634"><text:p/></draw:polyline><draw:custom-shape draw:style-name="gr9" draw:text-style-name="P11" svg:width="0.158cm" svg:height="0.158cm" svg:x="3.358cm" svg:y="0.87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draw:g draw:style-name="gr3"><draw:polyline draw:style-name="gr8" draw:text-style-name="P11" svg:width="3.265cm" svg:height="2.507cm" draw:transform="skewX (0.000698131700797731) rotate (-3.13077161222743) translate (7.99995049005432cm 3.14070638507239cm)" svg:viewBox="0 0 3266 2508" draw:points="2183,1266 1816,633 2183,0 2908,0 3266,616 3091,925 2716,925 2899,1250 2166,1250 1095,1892 375,1891 0,2508 25,2500"><text:p/></draw:polyline><draw:polyline draw:style-name="gr8" draw:text-style-name="P11" svg:width="2.337cm" svg:height="0.633cm" draw:transform="rotate (-3.13112067807783) translate (8.35267975314054cm 2.52042642166658cm)" svg:viewBox="0 0 2338 634" draw:points="2338,328 1825,634 742,0 0,0"><text:p/></draw:polyline><draw:polyline draw:style-name="gr8" draw:text-style-name="P11" svg:width="2.514cm" svg:height="0.633cm" draw:transform="skewX (0.00261799387799149) rotate (-3.13112067807783) translate (8.69291722761788cm 2.5171134523097cm)" svg:viewBox="0 0 2515 634" draw:points="2515,0 1798,0 700,634 0,625 0,634"><text:p/></draw:polyline><draw:custom-shape draw:style-name="gr9" draw:text-style-name="P11" svg:width="0.158cm" svg:height="0.16cm" draw:transform="rotate (-3.13094614515263) translate (5.36575cm 2.94122222222222cm)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/draw:g></text:p>
      <text:p text:style-name="P2"/>
      <text:p text:style-name="P2"/>
      <text:p text:style-name="P2"/>
      <text:p text:style-name="P3"><draw:g text:anchor-type="as-char" draw:z-index="2" draw:style-name="gr10"><draw:g draw:style-name="gr3"><draw:line draw:style-name="gr11" draw:text-style-name="P12" svg:x1="0.001cm" svg:y1="0.004cm" svg:x2="0.001cm" svg:y2="4.188cm"><text:p/></draw:line><draw:line draw:style-name="gr12" draw:text-style-name="P12" svg:x1="0.525cm" svg:y1="0.004cm" svg:x2="0.525cm" svg:y2="4.188cm"><text:p/></draw:line><draw:line draw:style-name="gr13" draw:text-style-name="P12" svg:x1="1.048cm" svg:y1="0.004cm" svg:x2="1.048cm" svg:y2="4.188cm"><text:p/></draw:line><draw:line draw:style-name="gr14" draw:text-style-name="P12" svg:x1="1.557cm" svg:y1="0.004cm" svg:x2="1.557cm" svg:y2="4.188cm"><text:p/></draw:line><draw:line draw:style-name="gr15" draw:text-style-name="P12" svg:x1="2.099cm" svg:y1="0.004cm" svg:x2="2.099cm" svg:y2="4.188cm"><text:p/></draw:line><draw:line draw:style-name="gr16" draw:text-style-name="P12" svg:x1="2.623cm" svg:y1="0.004cm" svg:x2="2.623cm" svg:y2="4.188cm"><text:p/></draw:line><draw:line draw:style-name="gr17" draw:text-style-name="P12" svg:x1="3.131cm" svg:y1="0.004cm" svg:x2="3.131cm" svg:y2="4.188cm"><text:p/></draw:line><draw:line draw:style-name="gr18" draw:text-style-name="P12" svg:x1="3.656cm" svg:y1="0.018cm" svg:x2="3.656cm" svg:y2="4.202cm"><text:p/></draw:line><draw:line draw:style-name="gr19" draw:text-style-name="P12" svg:x1="4.197cm" svg:y1="0.004cm" svg:x2="4.197cm" svg:y2="4.188cm"><text:p/></draw:line><draw:line draw:style-name="gr20" draw:text-style-name="P12" svg:x1="0.001cm" svg:y1="4.186cm" svg:x2="4.197cm" svg:y2="4.186cm"><text:p/></draw:line><draw:line draw:style-name="gr21" draw:text-style-name="P12" svg:x1="0.001cm" svg:y1="3.664cm" svg:x2="4.197cm" svg:y2="3.664cm"><text:p/></draw:line><draw:line draw:style-name="gr22" draw:text-style-name="P12" svg:x1="0.001cm" svg:y1="3.14cm" svg:x2="4.197cm" svg:y2="3.14cm"><text:p/></draw:line><draw:line draw:style-name="gr23" draw:text-style-name="P12" svg:x1="0.001cm" svg:y1="2.618cm" svg:x2="4.197cm" svg:y2="2.618cm"><text:p/></draw:line><draw:line draw:style-name="gr24" draw:text-style-name="P12" svg:x1="0.001cm" svg:y1="2.096cm" svg:x2="4.197cm" svg:y2="2.096cm"><text:p/></draw:line><draw:line draw:style-name="gr25" draw:text-style-name="P12" svg:x1="0.001cm" svg:y1="1.572cm" svg:x2="4.197cm" svg:y2="1.572cm"><text:p/></draw:line><draw:line draw:style-name="gr26" draw:text-style-name="P12" svg:x1="0.001cm" svg:y1="1.05cm" svg:x2="4.197cm" svg:y2="1.05cm"><text:p/></draw:line><draw:line draw:style-name="gr27" draw:text-style-name="P12" svg:x1="0.001cm" svg:y1="0.526cm" svg:x2="4.197cm" svg:y2="0.526cm"><text:p/></draw:line><draw:line draw:style-name="gr28" draw:text-style-name="P12" svg:x1="0.001cm" svg:y1="0.004cm" svg:x2="4.197cm" svg:y2="0.004cm"><text:p/></draw:line></draw:g><draw:g draw:style-name="gr3"><draw:line draw:style-name="gr29" draw:text-style-name="P13" svg:x1="1.973cm" svg:y1="1.967cm" svg:x2="2.232cm" svg:y2="2.229cm"><text:p/></draw:line><draw:line draw:style-name="gr30" draw:text-style-name="P13" svg:x1="1.978cm" svg:y1="2.229cm" svg:x2="2.237cm" svg:y2="1.967cm"><text:p/></draw:line></draw:g><draw:frame draw:style-name="gr31" draw:text-style-name="P14" svg:width="0.354cm" svg:height="0.472cm" svg:x="2.207cm" svg:y="1.603cm"><draw:text-box><text:p text:style-name="P8"><text:span text:style-name="T3">O</text:span></text:p></draw:text-box></draw:frame><draw:polygon draw:style-name="gr32" draw:text-style-name="P15" svg:width="1.566cm" svg:height="2.09cm" svg:x="0cm" svg:y="0cm" svg:viewBox="0 0 1567 2091" draw:points="0,0 1567,0 525,533 1567,1050 534,1050 534,1566 1050,1566 1050,2091 0,2091 0,8"><text:p/></draw:polygon><draw:polygon draw:style-name="gr33" draw:text-style-name="P15" svg:width="1.566cm" svg:height="2.09cm" draw:transform="rotate (-3.138276528011) translate (4.20747720069904cm 4.18388116725421cm)" svg:viewBox="0 0 1567 2091" draw:points="0,0 1567,0 525,533 1567,1050 534,1050 534,1566 1050,1566 1050,2091 0,2091 0,8"><text:p/></draw:polygon></draw:g> <text:s text:c="4"/><draw:g text:anchor-type="as-char" draw:z-index="3" draw:style-name="gr10"><draw:g draw:style-name="gr3"><draw:line draw:style-name="gr34" draw:text-style-name="P12" svg:x1="0.001cm" svg:y1="0.004cm" svg:x2="0.001cm" svg:y2="4.188cm"><text:p/></draw:line><draw:line draw:style-name="gr35" draw:text-style-name="P12" svg:x1="0.525cm" svg:y1="0.004cm" svg:x2="0.525cm" svg:y2="4.188cm"><text:p/></draw:line><draw:line draw:style-name="gr36" draw:text-style-name="P12" svg:x1="1.048cm" svg:y1="0.004cm" svg:x2="1.048cm" svg:y2="4.188cm"><text:p/></draw:line><draw:line draw:style-name="gr37" draw:text-style-name="P12" svg:x1="1.557cm" svg:y1="0.004cm" svg:x2="1.557cm" svg:y2="4.188cm"><text:p/></draw:line><draw:line draw:style-name="gr38" draw:text-style-name="P12" svg:x1="2.099cm" svg:y1="0.004cm" svg:x2="2.099cm" svg:y2="4.188cm"><text:p/></draw:line><draw:line draw:style-name="gr39" draw:text-style-name="P12" svg:x1="2.623cm" svg:y1="0.004cm" svg:x2="2.623cm" svg:y2="4.188cm"><text:p/></draw:line><draw:line draw:style-name="gr40" draw:text-style-name="P12" svg:x1="3.131cm" svg:y1="0.004cm" svg:x2="3.131cm" svg:y2="4.188cm"><text:p/></draw:line><draw:line draw:style-name="gr41" draw:text-style-name="P12" svg:x1="3.656cm" svg:y1="0.018cm" svg:x2="3.656cm" svg:y2="4.202cm"><text:p/></draw:line><draw:line draw:style-name="gr42" draw:text-style-name="P12" svg:x1="4.197cm" svg:y1="0.004cm" svg:x2="4.197cm" svg:y2="4.188cm"><text:p/></draw:line><draw:line draw:style-name="gr43" draw:text-style-name="P12" svg:x1="0.001cm" svg:y1="4.186cm" svg:x2="4.197cm" svg:y2="4.186cm"><text:p/></draw:line><draw:line draw:style-name="gr44" draw:text-style-name="P12" svg:x1="0.001cm" svg:y1="3.664cm" svg:x2="4.197cm" svg:y2="3.664cm"><text:p/></draw:line><draw:line draw:style-name="gr45" draw:text-style-name="P12" svg:x1="0.001cm" svg:y1="3.14cm" svg:x2="4.197cm" svg:y2="3.14cm"><text:p/></draw:line><draw:line draw:style-name="gr46" draw:text-style-name="P12" svg:x1="0.001cm" svg:y1="2.618cm" svg:x2="4.197cm" svg:y2="2.618cm"><text:p/></draw:line><draw:line draw:style-name="gr47" draw:text-style-name="P12" svg:x1="0.001cm" svg:y1="2.096cm" svg:x2="4.197cm" svg:y2="2.096cm"><text:p/></draw:line><draw:line draw:style-name="gr48" draw:text-style-name="P12" svg:x1="0.001cm" svg:y1="1.572cm" svg:x2="4.197cm" svg:y2="1.572cm"><text:p/></draw:line><draw:line draw:style-name="gr49" draw:text-style-name="P12" svg:x1="0.001cm" svg:y1="1.05cm" svg:x2="4.197cm" svg:y2="1.05cm"><text:p/></draw:line><draw:line draw:style-name="gr50" draw:text-style-name="P12" svg:x1="0.001cm" svg:y1="0.526cm" svg:x2="4.197cm" svg:y2="0.526cm"><text:p/></draw:line><draw:line draw:style-name="gr51" draw:text-style-name="P12" svg:x1="0.001cm" svg:y1="0.004cm" svg:x2="4.197cm" svg:y2="0.004cm"><text:p/></draw:line></draw:g><draw:line draw:style-name="gr52" draw:text-style-name="P15" svg:x1="2.109cm" svg:y1="0cm" svg:x2="2.109cm" svg:y2="4.2cm"><text:p/></draw:line><draw:frame draw:style-name="gr53" draw:text-style-name="P16" svg:width="0.35cm" svg:height="0.472cm" svg:x="2.208cm" svg:y="0.004cm"><draw:text-box><text:p text:style-name="P8"><text:span text:style-name="T4">d</text:span></text:p></draw:text-box></draw:frame><draw:polygon draw:style-name="gr54" draw:text-style-name="P15" svg:width="1.566cm" svg:height="2.09cm" svg:x="0cm" svg:y="0cm" svg:viewBox="0 0 1567 2091" draw:points="0,0 1567,0 525,533 1567,1050 534,1050 534,1566 1050,1566 1050,2091 0,2091 0,8"><text:p/></draw:polygon><draw:polygon draw:style-name="gr55" draw:text-style-name="P15" svg:width="1.566cm" svg:height="2.09cm" svg:x="2.625cm" svg:y="0.006cm" svg:viewBox="0 0 1567 2091" draw:points="1567,0 0,0 1042,533 0,1050 1033,1050 1033,1566 517,1566 517,2091 1567,2091 1567,8"><text:p/></draw:polygon></draw:g> <text:s text:c="4"/><draw:g text:anchor-type="as-char" draw:z-index="4" draw:style-name="gr10"><draw:g draw:style-name="gr3"><draw:line draw:style-name="gr56" draw:text-style-name="P12" svg:x1="0.001cm" svg:y1="0cm" svg:x2="0.001cm" svg:y2="4.184cm"><text:p/></draw:line><draw:line draw:style-name="gr57" draw:text-style-name="P12" svg:x1="0.525cm" svg:y1="0cm" svg:x2="0.525cm" svg:y2="4.184cm"><text:p/></draw:line><draw:line draw:style-name="gr58" draw:text-style-name="P12" svg:x1="1.048cm" svg:y1="0cm" svg:x2="1.048cm" svg:y2="4.184cm"><text:p/></draw:line><draw:line draw:style-name="gr59" draw:text-style-name="P12" svg:x1="1.557cm" svg:y1="0cm" svg:x2="1.557cm" svg:y2="4.184cm"><text:p/></draw:line><draw:line draw:style-name="gr60" draw:text-style-name="P12" svg:x1="2.099cm" svg:y1="0cm" svg:x2="2.099cm" svg:y2="4.184cm"><text:p/></draw:line><draw:line draw:style-name="gr61" draw:text-style-name="P12" svg:x1="2.623cm" svg:y1="0cm" svg:x2="2.623cm" svg:y2="4.184cm"><text:p/></draw:line><draw:line draw:style-name="gr62" draw:text-style-name="P12" svg:x1="3.131cm" svg:y1="0cm" svg:x2="3.131cm" svg:y2="4.184cm"><text:p/></draw:line><draw:line draw:style-name="gr63" draw:text-style-name="P12" svg:x1="3.656cm" svg:y1="0.017cm" svg:x2="3.656cm" svg:y2="4.201cm"><text:p/></draw:line><draw:line draw:style-name="gr64" draw:text-style-name="P12" svg:x1="4.197cm" svg:y1="0cm" svg:x2="4.197cm" svg:y2="4.184cm"><text:p/></draw:line><draw:line draw:style-name="gr65" draw:text-style-name="P12" svg:x1="0.001cm" svg:y1="4.184cm" svg:x2="4.197cm" svg:y2="4.184cm"><text:p/></draw:line><draw:line draw:style-name="gr66" draw:text-style-name="P12" svg:x1="0.001cm" svg:y1="3.66cm" svg:x2="4.197cm" svg:y2="3.66cm"><text:p/></draw:line><draw:line draw:style-name="gr67" draw:text-style-name="P12" svg:x1="0.001cm" svg:y1="3.138cm" svg:x2="4.197cm" svg:y2="3.138cm"><text:p/></draw:line><draw:line draw:style-name="gr68" draw:text-style-name="P12" svg:x1="0.001cm" svg:y1="2.614cm" svg:x2="4.197cm" svg:y2="2.614cm"><text:p/></draw:line><draw:line draw:style-name="gr69" draw:text-style-name="P12" svg:x1="0.001cm" svg:y1="2.092cm" svg:x2="4.197cm" svg:y2="2.092cm"><text:p/></draw:line><draw:line draw:style-name="gr70" draw:text-style-name="P12" svg:x1="0.001cm" svg:y1="1.568cm" svg:x2="4.197cm" svg:y2="1.568cm"><text:p/></draw:line><draw:line draw:style-name="gr71" draw:text-style-name="P12" svg:x1="0.001cm" svg:y1="1.046cm" svg:x2="4.197cm" svg:y2="1.046cm"><text:p/></draw:line><draw:line draw:style-name="gr72" draw:text-style-name="P12" svg:x1="0.001cm" svg:y1="0.522cm" svg:x2="4.197cm" svg:y2="0.522cm"><text:p/></draw:line><draw:line draw:style-name="gr73" draw:text-style-name="P12" svg:x1="0.001cm" svg:y1="0cm" svg:x2="4.197cm" svg:y2="0cm"><text:p/></draw:line></draw:g><draw:g draw:style-name="gr3"><draw:line draw:style-name="gr74" draw:text-style-name="P13" svg:x1="1.973cm" svg:y1="1.963cm" svg:x2="2.232cm" svg:y2="2.225cm"><text:p/></draw:line><draw:line draw:style-name="gr75" draw:text-style-name="P13" svg:x1="1.978cm" svg:y1="2.225cm" svg:x2="2.237cm" svg:y2="1.963cm"><text:p/></draw:line></draw:g><draw:frame draw:style-name="gr76" draw:text-style-name="P14" svg:width="0.354cm" svg:height="0.472cm" svg:x="2.215cm" svg:y="2.171cm"><draw:text-box><text:p text:style-name="P8"><text:span text:style-name="T3">O</text:span></text:p></draw:text-box></draw:frame><draw:polygon draw:style-name="gr77" draw:text-style-name="P15" svg:width="1.566cm" svg:height="2.09cm" svg:x="0cm" svg:y="0.519cm" svg:viewBox="0 0 1567 2091" draw:points="534,1575 534,2091 0,2091 0,525 542,0 1050,0 1567,541 1567,2083 1050,2091 1050,1566 534,1566"><text:p/></draw:polygon><draw:polygon draw:style-name="gr78" draw:text-style-name="P15" svg:width="0.515cm" svg:height="0.524cm" svg:x="0.534cm" svg:y="1.046cm" svg:viewBox="0 0 516 525" draw:points="0,8 0,525 516,525 516,8 0,8 0,0"><text:p/></draw:polygon><draw:polygon draw:style-name="gr79" draw:text-style-name="P15" svg:width="1.566cm" svg:height="2.091cm" draw:transform="skewX (0.000872664625997165) rotate (3.14159265358979) translate (4.19392151352824cm 3.66145991423976cm)" svg:viewBox="0 0 1567 2092" draw:points="534,1575 534,2091 0,2091 0,525 542,0 1050,1 1567,542 1567,2084 1050,2092 1050,1567 534,1566"><text:p/></draw:polygon><draw:polygon draw:style-name="gr80" draw:text-style-name="P15" svg:width="0.515cm" svg:height="0.525cm" draw:transform="rotate (-3.14159265358979) translate (3.66083333333334cm 3.13383333333333cm)" svg:viewBox="0 0 516 526" draw:points="0,8 0,525 516,526 516,9 0,8 0,0"><text:p/></draw:polygon></draw:g> <text:s text:c="3"/><draw:g text:anchor-type="as-char" draw:z-index="5" draw:style-name="gr10"><draw:g draw:style-name="gr3"><draw:line draw:style-name="gr81" draw:text-style-name="P12" svg:x1="0.001cm" svg:y1="0cm" svg:x2="0.001cm" svg:y2="4.184cm"><text:p/></draw:line><draw:line draw:style-name="gr82" draw:text-style-name="P12" svg:x1="0.525cm" svg:y1="0cm" svg:x2="0.525cm" svg:y2="4.184cm"><text:p/></draw:line><draw:line draw:style-name="gr83" draw:text-style-name="P12" svg:x1="1.048cm" svg:y1="0cm" svg:x2="1.048cm" svg:y2="4.184cm"><text:p/></draw:line><draw:line draw:style-name="gr84" draw:text-style-name="P12" svg:x1="1.557cm" svg:y1="0cm" svg:x2="1.557cm" svg:y2="4.184cm"><text:p/></draw:line><draw:line draw:style-name="gr85" draw:text-style-name="P12" svg:x1="2.099cm" svg:y1="0cm" svg:x2="2.099cm" svg:y2="4.184cm"><text:p/></draw:line><draw:line draw:style-name="gr86" draw:text-style-name="P12" svg:x1="2.623cm" svg:y1="0cm" svg:x2="2.623cm" svg:y2="4.184cm"><text:p/></draw:line><draw:line draw:style-name="gr87" draw:text-style-name="P12" svg:x1="3.131cm" svg:y1="0cm" svg:x2="3.131cm" svg:y2="4.184cm"><text:p/></draw:line><draw:line draw:style-name="gr88" draw:text-style-name="P12" svg:x1="3.656cm" svg:y1="0.017cm" svg:x2="3.656cm" svg:y2="4.201cm"><text:p/></draw:line><draw:line draw:style-name="gr89" draw:text-style-name="P12" svg:x1="4.197cm" svg:y1="0cm" svg:x2="4.197cm" svg:y2="4.184cm"><text:p/></draw:line><draw:line draw:style-name="gr90" draw:text-style-name="P12" svg:x1="0.001cm" svg:y1="4.184cm" svg:x2="4.197cm" svg:y2="4.184cm"><text:p/></draw:line><draw:line draw:style-name="gr91" draw:text-style-name="P12" svg:x1="0.001cm" svg:y1="3.66cm" svg:x2="4.197cm" svg:y2="3.66cm"><text:p/></draw:line><draw:line draw:style-name="gr92" draw:text-style-name="P12" svg:x1="0.001cm" svg:y1="3.138cm" svg:x2="4.197cm" svg:y2="3.138cm"><text:p/></draw:line><draw:line draw:style-name="gr93" draw:text-style-name="P12" svg:x1="0.001cm" svg:y1="2.614cm" svg:x2="4.197cm" svg:y2="2.614cm"><text:p/></draw:line><draw:line draw:style-name="gr94" draw:text-style-name="P12" svg:x1="0.001cm" svg:y1="2.092cm" svg:x2="4.197cm" svg:y2="2.092cm"><text:p/></draw:line><draw:line draw:style-name="gr95" draw:text-style-name="P12" svg:x1="0.001cm" svg:y1="1.568cm" svg:x2="4.197cm" svg:y2="1.568cm"><text:p/></draw:line><draw:line draw:style-name="gr96" draw:text-style-name="P12" svg:x1="0.001cm" svg:y1="1.046cm" svg:x2="4.197cm" svg:y2="1.046cm"><text:p/></draw:line><draw:line draw:style-name="gr97" draw:text-style-name="P12" svg:x1="0.001cm" svg:y1="0.522cm" svg:x2="4.197cm" svg:y2="0.522cm"><text:p/></draw:line><draw:line draw:style-name="gr98" draw:text-style-name="P12" svg:x1="0.001cm" svg:y1="0cm" svg:x2="4.197cm" svg:y2="0cm"><text:p/></draw:line></draw:g><draw:line draw:style-name="gr99" draw:text-style-name="P15" svg:x1="4.2cm" svg:y1="0.004cm" svg:x2="0.009cm" svg:y2="4.187cm"><text:p/></draw:line><draw:frame draw:style-name="gr100" draw:text-style-name="P16" svg:width="0.35cm" svg:height="0.472cm" svg:x="3.919cm" svg:y="0.157cm"><draw:text-box><text:p text:style-name="P8"><text:span text:style-name="T4">d</text:span></text:p></draw:text-box></draw:frame><draw:polygon draw:style-name="gr101" draw:text-style-name="P15" svg:width="1.566cm" svg:height="2.09cm" svg:x="0cm" svg:y="0.519cm" svg:viewBox="0 0 1567 2091" draw:points="534,1575 534,2091 0,2091 0,525 542,0 1050,0 1567,541 1567,2083 1050,2091 1050,1566 534,1566"><text:p/></draw:polygon><draw:polygon draw:style-name="gr102" draw:text-style-name="P15" svg:width="0.515cm" svg:height="0.524cm" svg:x="0.534cm" svg:y="1.046cm" svg:viewBox="0 0 516 525" draw:points="0,8 0,525 516,525 516,8 0,8 0,0"><text:p/></draw:polygon><draw:polygon draw:style-name="gr103" draw:text-style-name="P15" svg:width="1.569cm" svg:height="2.091cm" draw:transform="skewX (-0.00226892802759263) rotate (-1.57323978774769) translate (3.67093926713156cm 2.61173510066096cm)" svg:viewBox="0 0 1570 2092" draw:points="535,1575 534,2091 0,2092 3,526 545,0 1053,0 1570,541 1567,2083 1050,2091 1051,1566 535,1566"><text:p/></draw:polygon><draw:polygon draw:style-name="gr104" draw:text-style-name="P15" svg:width="0.516cm" svg:height="0.525cm" draw:transform="rotate (-1.5707963267949) translate (3.14226713113752cm 3.14518260639448cm)" svg:viewBox="0 0 517 526" draw:points="1,8 0,525 516,526 517,9 1,8 1,0"><text:p/></draw:polygon></draw:g></text:p>
      <text:p text:style-name="P2"/>
      <text:p text:style-name="P2"/>
      <text:p text:style-name="P6"/>
      <text:p text:style-name="P7"><draw:g text:anchor-type="as-char" draw:z-index="6" draw:style-name="gr10"><draw:g draw:style-name="gr3"><draw:line draw:style-name="gr105" draw:text-style-name="P12" svg:x1="-0.001cm" svg:y1="-0.001cm" svg:x2="-0.001cm" svg:y2="4.183cm"><text:p/></draw:line><draw:line draw:style-name="gr106" draw:text-style-name="P12" svg:x1="0.523cm" svg:y1="-0.001cm" svg:x2="0.523cm" svg:y2="4.183cm"><text:p/></draw:line><draw:line draw:style-name="gr107" draw:text-style-name="P12" svg:x1="1.046cm" svg:y1="-0.001cm" svg:x2="1.046cm" svg:y2="4.183cm"><text:p/></draw:line><draw:line draw:style-name="gr108" draw:text-style-name="P12" svg:x1="1.555cm" svg:y1="-0.001cm" svg:x2="1.555cm" svg:y2="4.183cm"><text:p/></draw:line><draw:line draw:style-name="gr109" draw:text-style-name="P12" svg:x1="2.097cm" svg:y1="-0.001cm" svg:x2="2.097cm" svg:y2="4.183cm"><text:p/></draw:line><draw:line draw:style-name="gr110" draw:text-style-name="P12" svg:x1="2.621cm" svg:y1="-0.001cm" svg:x2="2.621cm" svg:y2="4.183cm"><text:p/></draw:line><draw:line draw:style-name="gr111" draw:text-style-name="P12" svg:x1="3.129cm" svg:y1="-0.001cm" svg:x2="3.129cm" svg:y2="4.183cm"><text:p/></draw:line><draw:line draw:style-name="gr112" draw:text-style-name="P12" svg:x1="3.654cm" svg:y1="0.013cm" svg:x2="3.654cm" svg:y2="4.197cm"><text:p/></draw:line><draw:line draw:style-name="gr113" draw:text-style-name="P12" svg:x1="4.195cm" svg:y1="-0.001cm" svg:x2="4.195cm" svg:y2="4.183cm"><text:p/></draw:line><draw:line draw:style-name="gr114" draw:text-style-name="P12" svg:x1="-0.001cm" svg:y1="4.181cm" svg:x2="4.195cm" svg:y2="4.181cm"><text:p/></draw:line><draw:line draw:style-name="gr115" draw:text-style-name="P12" svg:x1="-0.001cm" svg:y1="3.659cm" svg:x2="4.195cm" svg:y2="3.659cm"><text:p/></draw:line><draw:line draw:style-name="gr116" draw:text-style-name="P12" svg:x1="-0.001cm" svg:y1="3.135cm" svg:x2="4.195cm" svg:y2="3.135cm"><text:p/></draw:line><draw:line draw:style-name="gr117" draw:text-style-name="P12" svg:x1="-0.001cm" svg:y1="2.613cm" svg:x2="4.195cm" svg:y2="2.613cm"><text:p/></draw:line><draw:line draw:style-name="gr118" draw:text-style-name="P12" svg:x1="-0.001cm" svg:y1="2.091cm" svg:x2="4.195cm" svg:y2="2.091cm"><text:p/></draw:line><draw:line draw:style-name="gr119" draw:text-style-name="P12" svg:x1="-0.001cm" svg:y1="1.567cm" svg:x2="4.195cm" svg:y2="1.567cm"><text:p/></draw:line><draw:line draw:style-name="gr120" draw:text-style-name="P12" svg:x1="-0.001cm" svg:y1="1.045cm" svg:x2="4.195cm" svg:y2="1.045cm"><text:p/></draw:line><draw:line draw:style-name="gr121" draw:text-style-name="P12" svg:x1="-0.001cm" svg:y1="0.521cm" svg:x2="4.195cm" svg:y2="0.521cm"><text:p/></draw:line><draw:line draw:style-name="gr122" draw:text-style-name="P12" svg:x1="-0.001cm" svg:y1="-0.001cm" svg:x2="4.195cm" svg:y2="-0.001cm"><text:p/></draw:line></draw:g><draw:g draw:style-name="gr3"><draw:line draw:style-name="gr123" draw:text-style-name="P13" svg:x1="1.971cm" svg:y1="1.962cm" svg:x2="2.23cm" svg:y2="2.224cm"><text:p/></draw:line><draw:line draw:style-name="gr124" draw:text-style-name="P13" svg:x1="1.976cm" svg:y1="2.224cm" svg:x2="2.235cm" svg:y2="1.962cm"><text:p/></draw:line></draw:g><draw:frame draw:style-name="gr125" draw:text-style-name="P14" svg:width="0.354cm" svg:height="0.472cm" svg:x="2.207cm" svg:y="1.6cm"><draw:text-box><text:p text:style-name="P8"><text:span text:style-name="T3">O</text:span></text:p></draw:text-box></draw:frame><draw:polygon draw:style-name="gr126" draw:text-style-name="P15" svg:width="2.132cm" svg:height="2.099cm" svg:x="0.515cm" svg:y="0.52cm" svg:viewBox="0 0 2133 2100" draw:points="2108,0 533,0 0,533 0,2100 533,2100 533,1050 1058,1050 1058,525 2133,525 2133,8"><text:p/></draw:polygon><draw:polygon draw:style-name="gr127" draw:text-style-name="P15" svg:width="2.132cm" svg:height="2.099cm" draw:transform="rotate (-3.138276528011) translate (3.67698355073198cm 3.66789079049627cm)" svg:viewBox="0 0 2133 2100" draw:points="2108,0 533,0 0,533 0,2100 533,2100 533,1050 1058,1050 1058,525 2133,525 2133,8"><text:p/></draw:polygon></draw:g> <text:s text:c="4"/><draw:g text:anchor-type="as-char" draw:z-index="9" draw:style-name="gr10"><draw:g draw:style-name="gr3"><draw:line draw:style-name="gr173" draw:text-style-name="P12" svg:x1="-0.001cm" svg:y1="0.004cm" svg:x2="-0.001cm" svg:y2="4.188cm"><text:p/></draw:line><draw:line draw:style-name="gr174" draw:text-style-name="P12" svg:x1="0.523cm" svg:y1="0.004cm" svg:x2="0.523cm" svg:y2="4.188cm"><text:p/></draw:line><draw:line draw:style-name="gr175" draw:text-style-name="P12" svg:x1="1.046cm" svg:y1="0.004cm" svg:x2="1.046cm" svg:y2="4.188cm"><text:p/></draw:line><draw:line draw:style-name="gr176" draw:text-style-name="P12" svg:x1="1.555cm" svg:y1="0.004cm" svg:x2="1.555cm" svg:y2="4.188cm"><text:p/></draw:line><draw:line draw:style-name="gr177" draw:text-style-name="P12" svg:x1="2.097cm" svg:y1="0.004cm" svg:x2="2.097cm" svg:y2="4.188cm"><text:p/></draw:line><draw:line draw:style-name="gr178" draw:text-style-name="P12" svg:x1="2.621cm" svg:y1="0.004cm" svg:x2="2.621cm" svg:y2="4.188cm"><text:p/></draw:line><draw:line draw:style-name="gr179" draw:text-style-name="P12" svg:x1="3.129cm" svg:y1="0.004cm" svg:x2="3.129cm" svg:y2="4.188cm"><text:p/></draw:line><draw:line draw:style-name="gr180" draw:text-style-name="P12" svg:x1="3.654cm" svg:y1="0.018cm" svg:x2="3.654cm" svg:y2="4.202cm"><text:p/></draw:line><draw:line draw:style-name="gr181" draw:text-style-name="P12" svg:x1="4.195cm" svg:y1="0.004cm" svg:x2="4.195cm" svg:y2="4.188cm"><text:p/></draw:line><draw:line draw:style-name="gr182" draw:text-style-name="P12" svg:x1="-0.001cm" svg:y1="4.186cm" svg:x2="4.195cm" svg:y2="4.186cm"><text:p/></draw:line><draw:line draw:style-name="gr183" draw:text-style-name="P12" svg:x1="-0.001cm" svg:y1="3.664cm" svg:x2="4.195cm" svg:y2="3.664cm"><text:p/></draw:line><draw:line draw:style-name="gr184" draw:text-style-name="P12" svg:x1="-0.001cm" svg:y1="3.14cm" svg:x2="4.195cm" svg:y2="3.14cm"><text:p/></draw:line><draw:line draw:style-name="gr185" draw:text-style-name="P12" svg:x1="-0.001cm" svg:y1="2.618cm" svg:x2="4.195cm" svg:y2="2.618cm"><text:p/></draw:line><draw:line draw:style-name="gr186" draw:text-style-name="P12" svg:x1="-0.001cm" svg:y1="2.096cm" svg:x2="4.195cm" svg:y2="2.096cm"><text:p/></draw:line><draw:line draw:style-name="gr187" draw:text-style-name="P12" svg:x1="-0.001cm" svg:y1="1.572cm" svg:x2="4.195cm" svg:y2="1.572cm"><text:p/></draw:line><draw:line draw:style-name="gr188" draw:text-style-name="P12" svg:x1="-0.001cm" svg:y1="1.05cm" svg:x2="4.195cm" svg:y2="1.05cm"><text:p/></draw:line><draw:line draw:style-name="gr189" draw:text-style-name="P12" svg:x1="-0.001cm" svg:y1="0.526cm" svg:x2="4.195cm" svg:y2="0.526cm"><text:p/></draw:line><draw:line draw:style-name="gr190" draw:text-style-name="P12" svg:x1="-0.001cm" svg:y1="0.004cm" svg:x2="4.195cm" svg:y2="0.004cm"><text:p/></draw:line></draw:g><draw:line draw:style-name="gr191" draw:text-style-name="P15" svg:x1="2.107cm" svg:y1="0cm" svg:x2="2.107cm" svg:y2="4.2cm"><text:p/></draw:line><draw:frame draw:style-name="gr192" draw:text-style-name="P16" svg:width="0.35cm" svg:height="0.472cm" svg:x="2.21cm" svg:y="3.704cm"><draw:text-box><text:p text:style-name="P8"><text:span text:style-name="T4">d</text:span></text:p></draw:text-box></draw:frame><draw:polygon draw:style-name="gr193" draw:text-style-name="P15" svg:width="2.096cm" svg:height="2.099cm" svg:x="0.515cm" svg:y="0.525cm" svg:viewBox="0 0 2097 2100" draw:points="2072,0 524,0 0,533 0,2100 524,2100 524,1050 1040,1050 1040,525 2097,525 2097,8"><text:p/></draw:polygon><draw:polygon draw:style-name="gr194" draw:text-style-name="P15" svg:width="2.114cm" svg:height="2.099cm" svg:x="1.555cm" svg:y="0.516cm" svg:viewBox="0 0 2115 2100" draw:points="25,0 1586,0 2115,533 2115,2100 1586,2100 1586,1050 1066,1050 1066,525 0,525 0,8"><text:p/></draw:polygon></draw:g> <text:s text:c="4"/><draw:g text:anchor-type="as-char" draw:z-index="7" draw:style-name="gr10"><draw:g draw:style-name="gr3"><draw:line draw:style-name="gr128" draw:text-style-name="P12" svg:x1="0.001cm" svg:y1="0cm" svg:x2="0.001cm" svg:y2="4.184cm"><text:p/></draw:line><draw:line draw:style-name="gr129" draw:text-style-name="P12" svg:x1="0.525cm" svg:y1="0cm" svg:x2="0.525cm" svg:y2="4.184cm"><text:p/></draw:line><draw:line draw:style-name="gr130" draw:text-style-name="P12" svg:x1="1.048cm" svg:y1="0cm" svg:x2="1.048cm" svg:y2="4.184cm"><text:p/></draw:line><draw:line draw:style-name="gr131" draw:text-style-name="P12" svg:x1="1.557cm" svg:y1="0cm" svg:x2="1.557cm" svg:y2="4.184cm"><text:p/></draw:line><draw:line draw:style-name="gr132" draw:text-style-name="P12" svg:x1="2.099cm" svg:y1="0cm" svg:x2="2.099cm" svg:y2="4.184cm"><text:p/></draw:line><draw:line draw:style-name="gr133" draw:text-style-name="P12" svg:x1="2.623cm" svg:y1="0cm" svg:x2="2.623cm" svg:y2="4.184cm"><text:p/></draw:line><draw:line draw:style-name="gr134" draw:text-style-name="P12" svg:x1="3.131cm" svg:y1="0cm" svg:x2="3.131cm" svg:y2="4.184cm"><text:p/></draw:line><draw:line draw:style-name="gr135" draw:text-style-name="P12" svg:x1="3.656cm" svg:y1="0.017cm" svg:x2="3.656cm" svg:y2="4.201cm"><text:p/></draw:line><draw:line draw:style-name="gr136" draw:text-style-name="P12" svg:x1="4.197cm" svg:y1="0cm" svg:x2="4.197cm" svg:y2="4.184cm"><text:p/></draw:line><draw:line draw:style-name="gr137" draw:text-style-name="P12" svg:x1="0.001cm" svg:y1="4.184cm" svg:x2="4.197cm" svg:y2="4.184cm"><text:p/></draw:line><draw:line draw:style-name="gr138" draw:text-style-name="P12" svg:x1="0.001cm" svg:y1="3.66cm" svg:x2="4.197cm" svg:y2="3.66cm"><text:p/></draw:line><draw:line draw:style-name="gr139" draw:text-style-name="P12" svg:x1="0.001cm" svg:y1="3.138cm" svg:x2="4.197cm" svg:y2="3.138cm"><text:p/></draw:line><draw:line draw:style-name="gr140" draw:text-style-name="P12" svg:x1="0.001cm" svg:y1="2.614cm" svg:x2="4.197cm" svg:y2="2.614cm"><text:p/></draw:line><draw:line draw:style-name="gr141" draw:text-style-name="P12" svg:x1="0.001cm" svg:y1="2.092cm" svg:x2="4.197cm" svg:y2="2.092cm"><text:p/></draw:line><draw:line draw:style-name="gr142" draw:text-style-name="P12" svg:x1="0.001cm" svg:y1="1.568cm" svg:x2="4.197cm" svg:y2="1.568cm"><text:p/></draw:line><draw:line draw:style-name="gr143" draw:text-style-name="P12" svg:x1="0.001cm" svg:y1="1.046cm" svg:x2="4.197cm" svg:y2="1.046cm"><text:p/></draw:line><draw:line draw:style-name="gr144" draw:text-style-name="P12" svg:x1="0.001cm" svg:y1="0.522cm" svg:x2="4.197cm" svg:y2="0.522cm"><text:p/></draw:line><draw:line draw:style-name="gr145" draw:text-style-name="P12" svg:x1="0.001cm" svg:y1="0cm" svg:x2="4.197cm" svg:y2="0cm"><text:p/></draw:line></draw:g><draw:g draw:style-name="gr3"><draw:line draw:style-name="gr146" draw:text-style-name="P13" svg:x1="1.973cm" svg:y1="1.963cm" svg:x2="2.232cm" svg:y2="2.225cm"><text:p/></draw:line><draw:line draw:style-name="gr147" draw:text-style-name="P13" svg:x1="1.978cm" svg:y1="2.225cm" svg:x2="2.237cm" svg:y2="1.963cm"><text:p/></draw:line></draw:g><draw:frame draw:style-name="gr148" draw:text-style-name="P14" svg:width="0.354cm" svg:height="0.472cm" svg:x="1.617cm" svg:y="1.572cm"><draw:text-box><text:p text:style-name="P8"><text:span text:style-name="T3">O</text:span></text:p></draw:text-box></draw:frame><draw:polygon draw:style-name="gr149" draw:text-style-name="P15" svg:width="1.566cm" svg:height="2.616cm" svg:x="2.635cm" svg:y="1.053cm" svg:viewBox="0 0 1567 2617" draw:points="0,517 517,0 1042,0 1567,525 1567,1050 1309,1308 1551,1550 1551,2083 1017,2617 525,2617 9,2092 275,1817 534,2108 1042,2108 1042,1583 800,1317 1050,1050 1050,517 534,517 267,792"><text:p/></draw:polygon><draw:polygon draw:style-name="gr150" draw:text-style-name="P15" svg:width="1.566cm" svg:height="2.616cm" draw:transform="rotate (-3.1405454560386) translate (1.57672095308388cm 3.13526140745997cm)" svg:viewBox="0 0 1567 2617" draw:points="0,517 517,0 1042,0 1567,526 1567,1051 1309,1309 1551,1551 1550,2084 1016,2617 524,2617 8,2092 275,1817 533,2108 1041,2108 1042,1583 800,1317 1050,1050 1050,517 534,517 267,792"><text:p/></draw:polygon></draw:g> <text:s text:c="3"/><draw:g text:anchor-type="as-char" draw:z-index="8" draw:style-name="gr10"><draw:g draw:style-name="gr3"><draw:line draw:style-name="gr151" draw:text-style-name="P12" svg:x1="0.001cm" svg:y1="0cm" svg:x2="0.001cm" svg:y2="4.184cm"><text:p/></draw:line><draw:line draw:style-name="gr152" draw:text-style-name="P12" svg:x1="0.525cm" svg:y1="0cm" svg:x2="0.525cm" svg:y2="4.184cm"><text:p/></draw:line><draw:line draw:style-name="gr153" draw:text-style-name="P12" svg:x1="1.048cm" svg:y1="0cm" svg:x2="1.048cm" svg:y2="4.184cm"><text:p/></draw:line><draw:line draw:style-name="gr154" draw:text-style-name="P12" svg:x1="1.557cm" svg:y1="0cm" svg:x2="1.557cm" svg:y2="4.184cm"><text:p/></draw:line><draw:line draw:style-name="gr155" draw:text-style-name="P12" svg:x1="2.099cm" svg:y1="0cm" svg:x2="2.099cm" svg:y2="4.184cm"><text:p/></draw:line><draw:line draw:style-name="gr156" draw:text-style-name="P12" svg:x1="2.623cm" svg:y1="0cm" svg:x2="2.623cm" svg:y2="4.184cm"><text:p/></draw:line><draw:line draw:style-name="gr157" draw:text-style-name="P12" svg:x1="3.131cm" svg:y1="0cm" svg:x2="3.131cm" svg:y2="4.184cm"><text:p/></draw:line><draw:line draw:style-name="gr158" draw:text-style-name="P12" svg:x1="3.656cm" svg:y1="0.017cm" svg:x2="3.656cm" svg:y2="4.201cm"><text:p/></draw:line><draw:line draw:style-name="gr159" draw:text-style-name="P12" svg:x1="4.197cm" svg:y1="0cm" svg:x2="4.197cm" svg:y2="4.184cm"><text:p/></draw:line><draw:line draw:style-name="gr160" draw:text-style-name="P12" svg:x1="0.001cm" svg:y1="4.184cm" svg:x2="4.197cm" svg:y2="4.184cm"><text:p/></draw:line><draw:line draw:style-name="gr161" draw:text-style-name="P12" svg:x1="0.001cm" svg:y1="3.66cm" svg:x2="4.197cm" svg:y2="3.66cm"><text:p/></draw:line><draw:line draw:style-name="gr162" draw:text-style-name="P12" svg:x1="0.001cm" svg:y1="3.138cm" svg:x2="4.197cm" svg:y2="3.138cm"><text:p/></draw:line><draw:line draw:style-name="gr163" draw:text-style-name="P12" svg:x1="0.001cm" svg:y1="2.614cm" svg:x2="4.197cm" svg:y2="2.614cm"><text:p/></draw:line><draw:line draw:style-name="gr164" draw:text-style-name="P12" svg:x1="0.001cm" svg:y1="2.092cm" svg:x2="4.197cm" svg:y2="2.092cm"><text:p/></draw:line><draw:line draw:style-name="gr165" draw:text-style-name="P12" svg:x1="0.001cm" svg:y1="1.568cm" svg:x2="4.197cm" svg:y2="1.568cm"><text:p/></draw:line><draw:line draw:style-name="gr166" draw:text-style-name="P12" svg:x1="0.001cm" svg:y1="1.046cm" svg:x2="4.197cm" svg:y2="1.046cm"><text:p/></draw:line><draw:line draw:style-name="gr167" draw:text-style-name="P12" svg:x1="0.001cm" svg:y1="0.522cm" svg:x2="4.197cm" svg:y2="0.522cm"><text:p/></draw:line><draw:line draw:style-name="gr168" draw:text-style-name="P12" svg:x1="0.001cm" svg:y1="0cm" svg:x2="4.197cm" svg:y2="0cm"><text:p/></draw:line></draw:g><draw:line draw:style-name="gr169" draw:text-style-name="P15" svg:x1="4.2cm" svg:y1="0.004cm" svg:x2="0.009cm" svg:y2="4.187cm"><text:p/></draw:line><draw:frame draw:style-name="gr170" draw:text-style-name="P16" svg:width="0.35cm" svg:height="0.472cm" svg:x="3.919cm" svg:y="0.157cm"><draw:text-box><text:p text:style-name="P8"><text:span text:style-name="T4">d</text:span></text:p></draw:text-box></draw:frame><draw:polygon draw:style-name="gr171" draw:text-style-name="P15" svg:width="1.566cm" svg:height="2.616cm" svg:x="2.635cm" svg:y="1.053cm" svg:viewBox="0 0 1567 2617" draw:points="0,517 517,0 1042,0 1567,525 1567,1050 1309,1308 1551,1550 1551,2083 1017,2617 525,2617 9,2092 275,1817 534,2108 1042,2108 1042,1583 800,1317 1050,1050 1050,517 534,517 267,792"><text:p/></draw:polygon><draw:polygon draw:style-name="gr172" draw:text-style-name="P15" svg:width="1.566cm" svg:height="2.616cm" draw:transform="skewX (0.0010471975511966) rotate (1.58161736815726) translate (0.52400486185342cm 1.58100254862469cm)" svg:viewBox="0 0 1567 2617" draw:points="0,517 517,0 1042,0 1567,526 1567,1051 1309,1309 1551,1551 1552,2084 1018,2617 526,2617 10,2092 275,1817 535,2108 1043,2108 1042,1583 800,1317 1050,1050 1050,517 534,517 267,792"><text:p/></draw:polygon></draw:g></text:p>
      <text:p text:style-name="P6"/>
      <text:p text:style-name="P6"/>
      <text:p text:style-name="P6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3030" draw:display-name="Hatch 3030" draw:style="single" draw:color="#000000" draw:distance="0.003cm" draw:rotation="0"/>
    <draw:hatch draw:name="Hatch_20_3031" draw:display-name="Hatch 3031" draw:style="single" draw:color="#000000" draw:distance="0.003cm" draw:rotation="0"/>
    <draw:hatch draw:name="Hatch_20_3032" draw:display-name="Hatch 3032" draw:style="single" draw:color="#000000" draw:distance="0.003cm" draw:rotation="0"/>
    <draw:hatch draw:name="Hatch_20_3033" draw:display-name="Hatch 3033" draw:style="single" draw:color="#000000" draw:distance="0.003cm" draw:rotation="0"/>
    <draw:hatch draw:name="Hatch_20_3035" draw:display-name="Hatch 3035" draw:style="single" draw:color="#000000" draw:distance="0.003cm" draw:rotation="0"/>
    <draw:hatch draw:name="Hatch_20_3036" draw:display-name="Hatch 3036" draw:style="single" draw:color="#000000" draw:distance="0.003cm" draw:rotation="0"/>
    <draw:hatch draw:name="Hatch_20_3037" draw:display-name="Hatch 3037" draw:style="single" draw:color="#000000" draw:distance="0.003cm" draw:rotation="0"/>
    <draw:hatch draw:name="Hatch_20_3038" draw:display-name="Hatch 3038" draw:style="single" draw:color="#000000" draw:distance="0.003cm" draw:rotation="0"/>
    <draw:hatch draw:name="Hatch_20_3039" draw:display-name="Hatch 3039" draw:style="single" draw:color="#000000" draw:distance="0.003cm" draw:rotation="0"/>
    <draw:hatch draw:name="Hatch_20_3040" draw:display-name="Hatch 3040" draw:style="single" draw:color="#000000" draw:distance="0.003cm" draw:rotation="0"/>
    <draw:hatch draw:name="Hatch_20_3041" draw:display-name="Hatch 3041" draw:style="single" draw:color="#000000" draw:distance="0.003cm" draw:rotation="0"/>
    <draw:hatch draw:name="Hatch_20_3042" draw:display-name="Hatch 3042" draw:style="single" draw:color="#000000" draw:distance="0.003cm" draw:rotation="0"/>
    <draw:hatch draw:name="Hatch_20_3043" draw:display-name="Hatch 3043" draw:style="single" draw:color="#000000" draw:distance="0.003cm" draw:rotation="0"/>
    <draw:hatch draw:name="Hatch_20_3044" draw:display-name="Hatch 3044" draw:style="single" draw:color="#000000" draw:distance="0.003cm" draw:rotation="0"/>
    <draw:hatch draw:name="Hatch_20_3045" draw:display-name="Hatch 3045" draw:style="single" draw:color="#000000" draw:distance="0.003cm" draw:rotation="0"/>
    <draw:hatch draw:name="Hatch_20_3046" draw:display-name="Hatch 3046" draw:style="single" draw:color="#000000" draw:distance="0.003cm" draw:rotation="0"/>
    <draw:hatch draw:name="Hatch_20_3047" draw:display-name="Hatch 3047" draw:style="single" draw:color="#000000" draw:distance="0.003cm" draw:rotation="0"/>
    <draw:hatch draw:name="Hatch_20_3048" draw:display-name="Hatch 3048" draw:style="single" draw:color="#000000" draw:distance="0.003cm" draw:rotation="0"/>
    <draw:hatch draw:name="Hatch_20_3049" draw:display-name="Hatch 3049" draw:style="single" draw:color="#000000" draw:distance="0.003cm" draw:rotation="0"/>
    <draw:hatch draw:name="Hatch_20_3050" draw:display-name="Hatch 3050" draw:style="single" draw:color="#000000" draw:distance="0.003cm" draw:rotation="0"/>
    <draw:hatch draw:name="Hatch_20_3051" draw:display-name="Hatch 3051" draw:style="single" draw:color="#000000" draw:distance="0.003cm" draw:rotation="0"/>
    <draw:hatch draw:name="Hatch_20_3052" draw:display-name="Hatch 3052" draw:style="single" draw:color="#000000" draw:distance="0.003cm" draw:rotation="0"/>
    <draw:hatch draw:name="Hatch_20_3053" draw:display-name="Hatch 3053" draw:style="single" draw:color="#000000" draw:distance="0.003cm" draw:rotation="0"/>
    <draw:hatch draw:name="Hatch_20_3054" draw:display-name="Hatch 3054" draw:style="single" draw:color="#000000" draw:distance="0.003cm" draw:rotation="0"/>
    <draw:hatch draw:name="Hatch_20_3055" draw:display-name="Hatch 3055" draw:style="single" draw:color="#000000" draw:distance="0.003cm" draw:rotation="0"/>
    <draw:hatch draw:name="Hatch_20_3056" draw:display-name="Hatch 3056" draw:style="single" draw:color="#000000" draw:distance="0.003cm" draw:rotation="0"/>
    <draw:hatch draw:name="Hatch_20_3057" draw:display-name="Hatch 3057" draw:style="single" draw:color="#000000" draw:distance="0.003cm" draw:rotation="0"/>
    <draw:hatch draw:name="Hatch_20_3058" draw:display-name="Hatch 3058" draw:style="single" draw:color="#000000" draw:distance="0.003cm" draw:rotation="0"/>
    <draw:hatch draw:name="Hatch_20_3059" draw:display-name="Hatch 3059" draw:style="single" draw:color="#000000" draw:distance="0.003cm" draw:rotation="0"/>
    <draw:hatch draw:name="Hatch_20_3060" draw:display-name="Hatch 3060" draw:style="single" draw:color="#000000" draw:distance="0.003cm" draw:rotation="0"/>
    <draw:hatch draw:name="Hatch_20_3061" draw:display-name="Hatch 3061" draw:style="single" draw:color="#000000" draw:distance="0.003cm" draw:rotation="0"/>
    <draw:hatch draw:name="Hatch_20_3062" draw:display-name="Hatch 3062" draw:style="single" draw:color="#000000" draw:distance="0.003cm" draw:rotation="0"/>
    <draw:hatch draw:name="Hatch_20_3063" draw:display-name="Hatch 3063" draw:style="single" draw:color="#000000" draw:distance="0.003cm" draw:rotation="0"/>
    <draw:hatch draw:name="Hatch_20_3064" draw:display-name="Hatch 3064" draw:style="single" draw:color="#000000" draw:distance="0.003cm" draw:rotation="0"/>
    <draw:hatch draw:name="Hatch_20_3065" draw:display-name="Hatch 3065" draw:style="single" draw:color="#000000" draw:distance="0.003cm" draw:rotation="0"/>
    <draw:hatch draw:name="Hatch_20_3066" draw:display-name="Hatch 3066" draw:style="single" draw:color="#000000" draw:distance="0.003cm" draw:rotation="0"/>
    <draw:hatch draw:name="Hatch_20_3067" draw:display-name="Hatch 3067" draw:style="single" draw:color="#000000" draw:distance="0.003cm" draw:rotation="0"/>
    <draw:hatch draw:name="Hatch_20_3068" draw:display-name="Hatch 3068" draw:style="single" draw:color="#000000" draw:distance="0.003cm" draw:rotation="0"/>
    <draw:hatch draw:name="Hatch_20_3069" draw:display-name="Hatch 3069" draw:style="single" draw:color="#000000" draw:distance="0.003cm" draw:rotation="0"/>
    <draw:hatch draw:name="Hatch_20_3070" draw:display-name="Hatch 3070" draw:style="single" draw:color="#000000" draw:distance="0.002cm" draw:rotation="0"/>
    <draw:hatch draw:name="Hatch_20_3071" draw:display-name="Hatch 3071" draw:style="single" draw:color="#000000" draw:distance="0.002cm" draw:rotation="0"/>
    <draw:hatch draw:name="Hatch_20_3072" draw:display-name="Hatch 3072" draw:style="single" draw:color="#000000" draw:distance="0.002cm" draw:rotation="0"/>
    <draw:hatch draw:name="Hatch_20_3073" draw:display-name="Hatch 3073" draw:style="single" draw:color="#000000" draw:distance="0.002cm" draw:rotation="0"/>
    <draw:hatch draw:name="Hatch_20_3074" draw:display-name="Hatch 3074" draw:style="single" draw:color="#000000" draw:distance="0.002cm" draw:rotation="0"/>
    <draw:hatch draw:name="Hatch_20_3075" draw:display-name="Hatch 3075" draw:style="single" draw:color="#000000" draw:distance="0.002cm" draw:rotation="0"/>
    <draw:hatch draw:name="Hatch_20_3076" draw:display-name="Hatch 3076" draw:style="single" draw:color="#000000" draw:distance="0.002cm" draw:rotation="0"/>
    <draw:hatch draw:name="Hatch_20_3077" draw:display-name="Hatch 3077" draw:style="single" draw:color="#000000" draw:distance="0.002cm" draw:rotation="0"/>
    <draw:hatch draw:name="Hatch_20_3078" draw:display-name="Hatch 3078" draw:style="single" draw:color="#000000" draw:distance="0.002cm" draw:rotation="0"/>
    <draw:hatch draw:name="Hatch_20_3079" draw:display-name="Hatch 3079" draw:style="single" draw:color="#000000" draw:distance="0.002cm" draw:rotation="0"/>
    <draw:hatch draw:name="Hatch_20_3080" draw:display-name="Hatch 3080" draw:style="single" draw:color="#000000" draw:distance="0.002cm" draw:rotation="0"/>
    <draw:hatch draw:name="Hatch_20_3081" draw:display-name="Hatch 3081" draw:style="single" draw:color="#000000" draw:distance="0.002cm" draw:rotation="0"/>
    <draw:hatch draw:name="Hatch_20_3082" draw:display-name="Hatch 3082" draw:style="single" draw:color="#000000" draw:distance="0.002cm" draw:rotation="0"/>
    <draw:hatch draw:name="Hatch_20_3083" draw:display-name="Hatch 3083" draw:style="single" draw:color="#000000" draw:distance="0.002cm" draw:rotation="0"/>
    <draw:hatch draw:name="Hatch_20_3084" draw:display-name="Hatch 3084" draw:style="single" draw:color="#000000" draw:distance="0.002cm" draw:rotation="0"/>
    <draw:hatch draw:name="Hatch_20_3085" draw:display-name="Hatch 3085" draw:style="single" draw:color="#000000" draw:distance="0.002cm" draw:rotation="0"/>
    <draw:hatch draw:name="Hatch_20_3086" draw:display-name="Hatch 3086" draw:style="single" draw:color="#000000" draw:distance="0.002cm" draw:rotation="0"/>
    <draw:hatch draw:name="Hatch_20_3087" draw:display-name="Hatch 3087" draw:style="single" draw:color="#000000" draw:distance="0.002cm" draw:rotation="0"/>
    <draw:hatch draw:name="Hatch_20_3088" draw:display-name="Hatch 3088" draw:style="single" draw:color="#000000" draw:distance="0.002cm" draw:rotation="0"/>
    <draw:hatch draw:name="Hatch_20_3089" draw:display-name="Hatch 3089" draw:style="single" draw:color="#000000" draw:distance="0.002cm" draw:rotation="0"/>
    <draw:hatch draw:name="Hatch_20_3090" draw:display-name="Hatch 3090" draw:style="single" draw:color="#000000" draw:distance="0.002cm" draw:rotation="0"/>
    <draw:hatch draw:name="Hatch_20_3091" draw:display-name="Hatch 3091" draw:style="single" draw:color="#000000" draw:distance="0.002cm" draw:rotation="0"/>
    <draw:hatch draw:name="Hatch_20_3092" draw:display-name="Hatch 3092" draw:style="single" draw:color="#000000" draw:distance="0.002cm" draw:rotation="0"/>
    <draw:hatch draw:name="Hatch_20_3093" draw:display-name="Hatch 3093" draw:style="single" draw:color="#000000" draw:distance="0.002cm" draw:rotation="0"/>
    <draw:hatch draw:name="Hatch_20_3094" draw:display-name="Hatch 3094" draw:style="single" draw:color="#000000" draw:distance="0.002cm" draw:rotation="0"/>
    <draw:hatch draw:name="Hatch_20_3095" draw:display-name="Hatch 3095" draw:style="single" draw:color="#000000" draw:distance="0.002cm" draw:rotation="0"/>
    <draw:hatch draw:name="Hatch_20_3096" draw:display-name="Hatch 3096" draw:style="single" draw:color="#000000" draw:distance="0.002cm" draw:rotation="0"/>
    <draw:hatch draw:name="Hatch_20_3097" draw:display-name="Hatch 3097" draw:style="single" draw:color="#000000" draw:distance="0.002cm" draw:rotation="0"/>
    <draw:hatch draw:name="Hatch_20_3098" draw:display-name="Hatch 3098" draw:style="single" draw:color="#000000" draw:distance="0.002cm" draw:rotation="0"/>
    <draw:hatch draw:name="Hatch_20_3099" draw:display-name="Hatch 3099" draw:style="single" draw:color="#000000" draw:distance="0.002cm" draw:rotation="0"/>
    <draw:hatch draw:name="Hatch_20_3100" draw:display-name="Hatch 3100" draw:style="single" draw:color="#000000" draw:distance="0.002cm" draw:rotation="0"/>
    <draw:hatch draw:name="Hatch_20_3101" draw:display-name="Hatch 3101" draw:style="single" draw:color="#000000" draw:distance="0.002cm" draw:rotation="0"/>
    <draw:hatch draw:name="Hatch_20_3110" draw:display-name="Hatch 3110" draw:style="single" draw:color="#000000" draw:distance="0.002cm" draw:rotation="0"/>
    <draw:hatch draw:name="Hatch_20_3111" draw:display-name="Hatch 3111" draw:style="single" draw:color="#000000" draw:distance="0.002cm" draw:rotation="0"/>
    <draw:hatch draw:name="Hatch_20_3112" draw:display-name="Hatch 3112" draw:style="single" draw:color="#000000" draw:distance="0.002cm" draw:rotation="0"/>
    <draw:hatch draw:name="Hatch_20_3113" draw:display-name="Hatch 3113" draw:style="single" draw:color="#000000" draw:distance="0.002cm" draw:rotation="0"/>
    <draw:hatch draw:name="Hatch_20_3118" draw:display-name="Hatch 3118" draw:style="single" draw:color="#000000" draw:distance="0.001cm" draw:rotation="0"/>
    <draw:hatch draw:name="Hatch_20_3119" draw:display-name="Hatch 3119" draw:style="single" draw:color="#000000" draw:distance="0.001cm" draw:rotation="0"/>
    <draw:hatch draw:name="Hatch_20_3120" draw:display-name="Hatch 3120" draw:style="single" draw:color="#000000" draw:distance="0.001cm" draw:rotation="0"/>
    <draw:hatch draw:name="Hatch_20_3121" draw:display-name="Hatch 3121" draw:style="single" draw:color="#000000" draw:distance="0.001cm" draw:rotation="0"/>
    <draw:hatch draw:name="Hatch_20_3122" draw:display-name="Hatch 3122" draw:style="single" draw:color="#000000" draw:distance="0.002cm" draw:rotation="0"/>
    <draw:hatch draw:name="Hatch_20_3123" draw:display-name="Hatch 3123" draw:style="single" draw:color="#000000" draw:distance="0.002cm" draw:rotation="0"/>
    <draw:hatch draw:name="Hatch_20_3124" draw:display-name="Hatch 3124" draw:style="single" draw:color="#000000" draw:distance="0.002cm" draw:rotation="0"/>
    <draw:hatch draw:name="Hatch_20_3125" draw:display-name="Hatch 3125" draw:style="single" draw:color="#000000" draw:distance="0.002cm" draw:rotation="0"/>
    <draw:hatch draw:name="Hatch_20_3126" draw:display-name="Hatch 3126" draw:style="single" draw:color="#000000" draw:distance="0.002cm" draw:rotation="0"/>
    <draw:hatch draw:name="Hatch_20_3127" draw:display-name="Hatch 3127" draw:style="single" draw:color="#000000" draw:distance="0.002cm" draw:rotation="0"/>
    <draw:hatch draw:name="Hatch_20_3128" draw:display-name="Hatch 3128" draw:style="single" draw:color="#000000" draw:distance="0.002cm" draw:rotation="0"/>
    <draw:hatch draw:name="Hatch_20_3129" draw:display-name="Hatch 3129" draw:style="single" draw:color="#000000" draw:distance="0.002cm" draw:rotation="0"/>
    <draw:hatch draw:name="Hatch_20_3130" draw:display-name="Hatch 3130" draw:style="single" draw:color="#000000" draw:distance="0.002cm" draw:rotation="0"/>
    <draw:hatch draw:name="Hatch_20_3131" draw:display-name="Hatch 3131" draw:style="single" draw:color="#000000" draw:distance="0.002cm" draw:rotation="0"/>
    <draw:hatch draw:name="Hatch_20_3132" draw:display-name="Hatch 3132" draw:style="single" draw:color="#000000" draw:distance="0.002cm" draw:rotation="0"/>
    <draw:hatch draw:name="Hatch_20_3133" draw:display-name="Hatch 3133" draw:style="single" draw:color="#000000" draw:distance="0.002cm" draw:rotation="0"/>
    <draw:hatch draw:name="Hatch_20_3134" draw:display-name="Hatch 3134" draw:style="single" draw:color="#000000" draw:distance="0.002cm" draw:rotation="0"/>
    <draw:hatch draw:name="Hatch_20_3135" draw:display-name="Hatch 3135" draw:style="single" draw:color="#000000" draw:distance="0.002cm" draw:rotation="0"/>
    <draw:hatch draw:name="Hatch_20_3136" draw:display-name="Hatch 3136" draw:style="single" draw:color="#000000" draw:distance="0.001cm" draw:rotation="0"/>
    <draw:hatch draw:name="Hatch_20_3137" draw:display-name="Hatch 3137" draw:style="single" draw:color="#000000" draw:distance="0.001cm" draw:rotation="0"/>
    <draw:hatch draw:name="Hatch_20_3138" draw:display-name="Hatch 3138" draw:style="single" draw:color="#000000" draw:distance="0.001cm" draw:rotation="0"/>
    <draw:hatch draw:name="Hatch_20_3139" draw:display-name="Hatch 3139" draw:style="single" draw:color="#000000" draw:distance="0.001cm" draw:rotation="0"/>
    <draw:hatch draw:name="Hatch_20_3140" draw:display-name="Hatch 3140" draw:style="single" draw:color="#000000" draw:distance="0.001cm" draw:rotation="0"/>
    <draw:hatch draw:name="Hatch_20_3141" draw:display-name="Hatch 3141" draw:style="single" draw:color="#000000" draw:distance="0.001cm" draw:rotation="0"/>
    <draw:hatch draw:name="Hatch_20_3142" draw:display-name="Hatch 3142" draw:style="single" draw:color="#000000" draw:distance="0.001cm" draw:rotation="0"/>
    <draw:hatch draw:name="Hatch_20_3143" draw:display-name="Hatch 3143" draw:style="single" draw:color="#000000" draw:distance="0.001cm" draw:rotation="0"/>
    <draw:hatch draw:name="Hatch_20_3144" draw:display-name="Hatch 3144" draw:style="single" draw:color="#000000" draw:distance="0.001cm" draw:rotation="0"/>
    <draw:hatch draw:name="Hatch_20_3145" draw:display-name="Hatch 3145" draw:style="single" draw:color="#000000" draw:distance="0.001cm" draw:rotation="0"/>
    <draw:marker draw:name="Arrow" svg:viewBox="0 0 20 30" svg:d="m10 0-10 30h20z"/>
    <draw:stroke-dash draw:name="Dash_20_1" draw:display-name="Dash 1" draw:style="rect" draw:dots1="1" draw:dots1-length="0.016cm" draw:dots2="1" draw:dots2-length="0.016cm" draw:distance="0.016cm"/>
    <draw:stroke-dash draw:name="Dash_20_2" draw:display-name="Dash 2" draw:style="rect" draw:dots1="1" draw:dots1-length="0.016cm" draw:dots2="1" draw:dots2-length="0.016cm" draw:distance="0.016cm"/>
    <draw:stroke-dash draw:name="Dash_20_3" draw:display-name="Dash 3" draw:style="rect" draw:dots1="1" draw:dots1-length="0.016cm" draw:dots2="1" draw:dots2-length="0.016cm" draw:distance="0.016cm"/>
    <draw:stroke-dash draw:name="Dash_20_4" draw:display-name="Dash 4" draw:style="rect" draw:dots1="1" draw:dots1-length="0.016cm" draw:dots2="1" draw:dots2-length="0.016cm" draw:distance="0.016cm"/>
    <draw:stroke-dash draw:name="Dash_20_4169" draw:display-name="Dash 4169" draw:style="rect" draw:dots1="1" draw:dots1-length="0.003cm" draw:dots2="1" draw:dots2-length="0.003cm" draw:distance="0.003cm"/>
    <draw:stroke-dash draw:name="Dash_20_4170" draw:display-name="Dash 4170" draw:style="rect" draw:dots1="1" draw:dots1-length="0.003cm" draw:dots2="1" draw:dots2-length="0.003cm" draw:distance="0.003cm"/>
    <draw:stroke-dash draw:name="Dash_20_4171" draw:display-name="Dash 4171" draw:style="rect" draw:dots1="1" draw:dots1-length="0.003cm" draw:dots2="1" draw:dots2-length="0.003cm" draw:distance="0.003cm"/>
    <draw:stroke-dash draw:name="Dash_20_4172" draw:display-name="Dash 4172" draw:style="rect" draw:dots1="1" draw:dots1-length="0.003cm" draw:dots2="1" draw:dots2-length="0.003cm" draw:distance="0.003cm"/>
    <draw:stroke-dash draw:name="Dash_20_4174" draw:display-name="Dash 4174" draw:style="rect" draw:dots1="1" draw:dots1-length="0.003cm" draw:dots2="1" draw:dots2-length="0.003cm" draw:distance="0.003cm"/>
    <draw:stroke-dash draw:name="Dash_20_4175" draw:display-name="Dash 4175" draw:style="rect" draw:dots1="1" draw:dots1-length="0.003cm" draw:dots2="1" draw:dots2-length="0.003cm" draw:distance="0.003cm"/>
    <draw:stroke-dash draw:name="Dash_20_4176" draw:display-name="Dash 4176" draw:style="rect" draw:dots1="1" draw:dots1-length="0.003cm" draw:dots2="1" draw:dots2-length="0.003cm" draw:distance="0.003cm"/>
    <draw:stroke-dash draw:name="Dash_20_4177" draw:display-name="Dash 4177" draw:style="rect" draw:dots1="1" draw:dots1-length="0.003cm" draw:dots2="1" draw:dots2-length="0.003cm" draw:distance="0.003cm"/>
    <draw:stroke-dash draw:name="Dash_20_4178" draw:display-name="Dash 4178" draw:style="rect" draw:dots1="1" draw:dots1-length="0.003cm" draw:dots2="1" draw:dots2-length="0.003cm" draw:distance="0.003cm"/>
    <draw:stroke-dash draw:name="Dash_20_4179" draw:display-name="Dash 4179" draw:style="rect" draw:dots1="1" draw:dots1-length="0.003cm" draw:dots2="1" draw:dots2-length="0.003cm" draw:distance="0.003cm"/>
    <draw:stroke-dash draw:name="Dash_20_4180" draw:display-name="Dash 4180" draw:style="rect" draw:dots1="1" draw:dots1-length="0.003cm" draw:dots2="1" draw:dots2-length="0.003cm" draw:distance="0.003cm"/>
    <draw:stroke-dash draw:name="Dash_20_4181" draw:display-name="Dash 4181" draw:style="rect" draw:dots1="1" draw:dots1-length="0.003cm" draw:dots2="1" draw:dots2-length="0.003cm" draw:distance="0.003cm"/>
    <draw:stroke-dash draw:name="Dash_20_4182" draw:display-name="Dash 4182" draw:style="rect" draw:dots1="1" draw:dots1-length="0.003cm" draw:dots2="1" draw:dots2-length="0.003cm" draw:distance="0.003cm"/>
    <draw:stroke-dash draw:name="Dash_20_4183" draw:display-name="Dash 4183" draw:style="rect" draw:dots1="1" draw:dots1-length="0.003cm" draw:dots2="1" draw:dots2-length="0.003cm" draw:distance="0.003cm"/>
    <draw:stroke-dash draw:name="Dash_20_4184" draw:display-name="Dash 4184" draw:style="rect" draw:dots1="1" draw:dots1-length="0.003cm" draw:dots2="1" draw:dots2-length="0.003cm" draw:distance="0.003cm"/>
    <draw:stroke-dash draw:name="Dash_20_4185" draw:display-name="Dash 4185" draw:style="rect" draw:dots1="1" draw:dots1-length="0.003cm" draw:dots2="1" draw:dots2-length="0.003cm" draw:distance="0.003cm"/>
    <draw:stroke-dash draw:name="Dash_20_4186" draw:display-name="Dash 4186" draw:style="rect" draw:dots1="1" draw:dots1-length="0.003cm" draw:dots2="1" draw:dots2-length="0.003cm" draw:distance="0.003cm"/>
    <draw:stroke-dash draw:name="Dash_20_4187" draw:display-name="Dash 4187" draw:style="rect" draw:dots1="1" draw:dots1-length="0.003cm" draw:dots2="1" draw:dots2-length="0.003cm" draw:distance="0.003cm"/>
    <draw:stroke-dash draw:name="Dash_20_4188" draw:display-name="Dash 4188" draw:style="rect" draw:dots1="1" draw:dots1-length="0.003cm" draw:dots2="1" draw:dots2-length="0.003cm" draw:distance="0.003cm"/>
    <draw:stroke-dash draw:name="Dash_20_4189" draw:display-name="Dash 4189" draw:style="rect" draw:dots1="1" draw:dots1-length="0.003cm" draw:dots2="1" draw:dots2-length="0.003cm" draw:distance="0.003cm"/>
    <draw:stroke-dash draw:name="Dash_20_4190" draw:display-name="Dash 4190" draw:style="rect" draw:dots1="1" draw:dots1-length="0.003cm" draw:dots2="1" draw:dots2-length="0.003cm" draw:distance="0.003cm"/>
    <draw:stroke-dash draw:name="Dash_20_4191" draw:display-name="Dash 4191" draw:style="rect" draw:dots1="1" draw:dots1-length="0.003cm" draw:dots2="1" draw:dots2-length="0.003cm" draw:distance="0.003cm"/>
    <draw:stroke-dash draw:name="Dash_20_4192" draw:display-name="Dash 4192" draw:style="rect" draw:dots1="1" draw:dots1-length="0.003cm" draw:dots2="1" draw:dots2-length="0.003cm" draw:distance="0.003cm"/>
    <draw:stroke-dash draw:name="Dash_20_4193" draw:display-name="Dash 4193" draw:style="rect" draw:dots1="1" draw:dots1-length="0.003cm" draw:dots2="1" draw:dots2-length="0.003cm" draw:distance="0.003cm"/>
    <draw:stroke-dash draw:name="Dash_20_4194" draw:display-name="Dash 4194" draw:style="rect" draw:dots1="1" draw:dots1-length="0.003cm" draw:dots2="1" draw:dots2-length="0.003cm" draw:distance="0.003cm"/>
    <draw:stroke-dash draw:name="Dash_20_4195" draw:display-name="Dash 4195" draw:style="rect" draw:dots1="1" draw:dots1-length="0.003cm" draw:dots2="1" draw:dots2-length="0.003cm" draw:distance="0.003cm"/>
    <draw:stroke-dash draw:name="Dash_20_4196" draw:display-name="Dash 4196" draw:style="rect" draw:dots1="1" draw:dots1-length="0.003cm" draw:dots2="1" draw:dots2-length="0.003cm" draw:distance="0.003cm"/>
    <draw:stroke-dash draw:name="Dash_20_4197" draw:display-name="Dash 4197" draw:style="rect" draw:dots1="1" draw:dots1-length="0.003cm" draw:dots2="1" draw:dots2-length="0.003cm" draw:distance="0.003cm"/>
    <draw:stroke-dash draw:name="Dash_20_4198" draw:display-name="Dash 4198" draw:style="rect" draw:dots1="1" draw:dots1-length="0.003cm" draw:dots2="1" draw:dots2-length="0.003cm" draw:distance="0.003cm"/>
    <draw:stroke-dash draw:name="Dash_20_4199" draw:display-name="Dash 4199" draw:style="rect" draw:dots1="1" draw:dots1-length="0.003cm" draw:dots2="1" draw:dots2-length="0.003cm" draw:distance="0.003cm"/>
    <draw:stroke-dash draw:name="Dash_20_4200" draw:display-name="Dash 4200" draw:style="rect" draw:dots1="1" draw:dots1-length="0.003cm" draw:dots2="1" draw:dots2-length="0.003cm" draw:distance="0.003cm"/>
    <draw:stroke-dash draw:name="Dash_20_4201" draw:display-name="Dash 4201" draw:style="rect" draw:dots1="1" draw:dots1-length="0.003cm" draw:dots2="1" draw:dots2-length="0.003cm" draw:distance="0.003cm"/>
    <draw:stroke-dash draw:name="Dash_20_4202" draw:display-name="Dash 4202" draw:style="rect" draw:dots1="1" draw:dots1-length="0.003cm" draw:dots2="1" draw:dots2-length="0.003cm" draw:distance="0.003cm"/>
    <draw:stroke-dash draw:name="Dash_20_4203" draw:display-name="Dash 4203" draw:style="rect" draw:dots1="1" draw:dots1-length="0.003cm" draw:dots2="1" draw:dots2-length="0.003cm" draw:distance="0.003cm"/>
    <draw:stroke-dash draw:name="Dash_20_4204" draw:display-name="Dash 4204" draw:style="rect" draw:dots1="1" draw:dots1-length="0.003cm" draw:dots2="1" draw:dots2-length="0.003cm" draw:distance="0.003cm"/>
    <draw:stroke-dash draw:name="Dash_20_4205" draw:display-name="Dash 4205" draw:style="rect" draw:dots1="1" draw:dots1-length="0.003cm" draw:dots2="1" draw:dots2-length="0.003cm" draw:distance="0.003cm"/>
    <draw:stroke-dash draw:name="Dash_20_4206" draw:display-name="Dash 4206" draw:style="rect" draw:dots1="1" draw:dots1-length="0.003cm" draw:dots2="1" draw:dots2-length="0.003cm" draw:distance="0.003cm"/>
    <draw:stroke-dash draw:name="Dash_20_4207" draw:display-name="Dash 4207" draw:style="rect" draw:dots1="1" draw:dots1-length="0.003cm" draw:dots2="1" draw:dots2-length="0.003cm" draw:distance="0.003cm"/>
    <draw:stroke-dash draw:name="Dash_20_4208" draw:display-name="Dash 4208" draw:style="rect" draw:dots1="1" draw:dots1-length="0.003cm" draw:dots2="1" draw:dots2-length="0.003cm" draw:distance="0.003cm"/>
    <draw:stroke-dash draw:name="Dash_20_4209" draw:display-name="Dash 4209" draw:style="rect" draw:dots1="1" draw:dots1-length="0.002cm" draw:dots2="1" draw:dots2-length="0.002cm" draw:distance="0.002cm"/>
    <draw:stroke-dash draw:name="Dash_20_4210" draw:display-name="Dash 4210" draw:style="rect" draw:dots1="1" draw:dots1-length="0.002cm" draw:dots2="1" draw:dots2-length="0.002cm" draw:distance="0.002cm"/>
    <draw:stroke-dash draw:name="Dash_20_4211" draw:display-name="Dash 4211" draw:style="rect" draw:dots1="1" draw:dots1-length="0.002cm" draw:dots2="1" draw:dots2-length="0.002cm" draw:distance="0.002cm"/>
    <draw:stroke-dash draw:name="Dash_20_4212" draw:display-name="Dash 4212" draw:style="rect" draw:dots1="1" draw:dots1-length="0.002cm" draw:dots2="1" draw:dots2-length="0.002cm" draw:distance="0.002cm"/>
    <draw:stroke-dash draw:name="Dash_20_4213" draw:display-name="Dash 4213" draw:style="rect" draw:dots1="1" draw:dots1-length="0.002cm" draw:dots2="1" draw:dots2-length="0.002cm" draw:distance="0.002cm"/>
    <draw:stroke-dash draw:name="Dash_20_4214" draw:display-name="Dash 4214" draw:style="rect" draw:dots1="1" draw:dots1-length="0.002cm" draw:dots2="1" draw:dots2-length="0.002cm" draw:distance="0.002cm"/>
    <draw:stroke-dash draw:name="Dash_20_4215" draw:display-name="Dash 4215" draw:style="rect" draw:dots1="1" draw:dots1-length="0.002cm" draw:dots2="1" draw:dots2-length="0.002cm" draw:distance="0.002cm"/>
    <draw:stroke-dash draw:name="Dash_20_4216" draw:display-name="Dash 4216" draw:style="rect" draw:dots1="1" draw:dots1-length="0.002cm" draw:dots2="1" draw:dots2-length="0.002cm" draw:distance="0.002cm"/>
    <draw:stroke-dash draw:name="Dash_20_4217" draw:display-name="Dash 4217" draw:style="rect" draw:dots1="1" draw:dots1-length="0.002cm" draw:dots2="1" draw:dots2-length="0.002cm" draw:distance="0.002cm"/>
    <draw:stroke-dash draw:name="Dash_20_4218" draw:display-name="Dash 4218" draw:style="rect" draw:dots1="1" draw:dots1-length="0.002cm" draw:dots2="1" draw:dots2-length="0.002cm" draw:distance="0.002cm"/>
    <draw:stroke-dash draw:name="Dash_20_4219" draw:display-name="Dash 4219" draw:style="rect" draw:dots1="1" draw:dots1-length="0.002cm" draw:dots2="1" draw:dots2-length="0.002cm" draw:distance="0.002cm"/>
    <draw:stroke-dash draw:name="Dash_20_4220" draw:display-name="Dash 4220" draw:style="rect" draw:dots1="1" draw:dots1-length="0.002cm" draw:dots2="1" draw:dots2-length="0.002cm" draw:distance="0.002cm"/>
    <draw:stroke-dash draw:name="Dash_20_4221" draw:display-name="Dash 4221" draw:style="rect" draw:dots1="1" draw:dots1-length="0.002cm" draw:dots2="1" draw:dots2-length="0.002cm" draw:distance="0.002cm"/>
    <draw:stroke-dash draw:name="Dash_20_4222" draw:display-name="Dash 4222" draw:style="rect" draw:dots1="1" draw:dots1-length="0.002cm" draw:dots2="1" draw:dots2-length="0.002cm" draw:distance="0.002cm"/>
    <draw:stroke-dash draw:name="Dash_20_4223" draw:display-name="Dash 4223" draw:style="rect" draw:dots1="1" draw:dots1-length="0.002cm" draw:dots2="1" draw:dots2-length="0.002cm" draw:distance="0.002cm"/>
    <draw:stroke-dash draw:name="Dash_20_4224" draw:display-name="Dash 4224" draw:style="rect" draw:dots1="1" draw:dots1-length="0.002cm" draw:dots2="1" draw:dots2-length="0.002cm" draw:distance="0.002cm"/>
    <draw:stroke-dash draw:name="Dash_20_4225" draw:display-name="Dash 4225" draw:style="rect" draw:dots1="1" draw:dots1-length="0.002cm" draw:dots2="1" draw:dots2-length="0.002cm" draw:distance="0.002cm"/>
    <draw:stroke-dash draw:name="Dash_20_4226" draw:display-name="Dash 4226" draw:style="rect" draw:dots1="1" draw:dots1-length="0.002cm" draw:dots2="1" draw:dots2-length="0.002cm" draw:distance="0.002cm"/>
    <draw:stroke-dash draw:name="Dash_20_4227" draw:display-name="Dash 4227" draw:style="rect" draw:dots1="1" draw:dots1-length="0.002cm" draw:dots2="1" draw:dots2-length="0.002cm" draw:distance="0.002cm"/>
    <draw:stroke-dash draw:name="Dash_20_4228" draw:display-name="Dash 4228" draw:style="rect" draw:dots1="1" draw:dots1-length="0.002cm" draw:dots2="1" draw:dots2-length="0.002cm" draw:distance="0.002cm"/>
    <draw:stroke-dash draw:name="Dash_20_4229" draw:display-name="Dash 4229" draw:style="rect" draw:dots1="1" draw:dots1-length="0.002cm" draw:dots2="1" draw:dots2-length="0.002cm" draw:distance="0.002cm"/>
    <draw:stroke-dash draw:name="Dash_20_4230" draw:display-name="Dash 4230" draw:style="rect" draw:dots1="1" draw:dots1-length="0.002cm" draw:dots2="1" draw:dots2-length="0.002cm" draw:distance="0.002cm"/>
    <draw:stroke-dash draw:name="Dash_20_4231" draw:display-name="Dash 4231" draw:style="rect" draw:dots1="1" draw:dots1-length="0.002cm" draw:dots2="1" draw:dots2-length="0.002cm" draw:distance="0.002cm"/>
    <draw:stroke-dash draw:name="Dash_20_4232" draw:display-name="Dash 4232" draw:style="rect" draw:dots1="1" draw:dots1-length="0.002cm" draw:dots2="1" draw:dots2-length="0.002cm" draw:distance="0.002cm"/>
    <draw:stroke-dash draw:name="Dash_20_4233" draw:display-name="Dash 4233" draw:style="rect" draw:dots1="1" draw:dots1-length="0.002cm" draw:dots2="1" draw:dots2-length="0.002cm" draw:distance="0.002cm"/>
    <draw:stroke-dash draw:name="Dash_20_4234" draw:display-name="Dash 4234" draw:style="rect" draw:dots1="1" draw:dots1-length="0.002cm" draw:dots2="1" draw:dots2-length="0.002cm" draw:distance="0.002cm"/>
    <draw:stroke-dash draw:name="Dash_20_4235" draw:display-name="Dash 4235" draw:style="rect" draw:dots1="1" draw:dots1-length="0.002cm" draw:dots2="1" draw:dots2-length="0.002cm" draw:distance="0.002cm"/>
    <draw:stroke-dash draw:name="Dash_20_4236" draw:display-name="Dash 4236" draw:style="rect" draw:dots1="1" draw:dots1-length="0.002cm" draw:dots2="1" draw:dots2-length="0.002cm" draw:distance="0.002cm"/>
    <draw:stroke-dash draw:name="Dash_20_4237" draw:display-name="Dash 4237" draw:style="rect" draw:dots1="1" draw:dots1-length="0.002cm" draw:dots2="1" draw:dots2-length="0.002cm" draw:distance="0.002cm"/>
    <draw:stroke-dash draw:name="Dash_20_4238" draw:display-name="Dash 4238" draw:style="rect" draw:dots1="1" draw:dots1-length="0.002cm" draw:dots2="1" draw:dots2-length="0.002cm" draw:distance="0.002cm"/>
    <draw:stroke-dash draw:name="Dash_20_4239" draw:display-name="Dash 4239" draw:style="rect" draw:dots1="1" draw:dots1-length="0.002cm" draw:dots2="1" draw:dots2-length="0.002cm" draw:distance="0.002cm"/>
    <draw:stroke-dash draw:name="Dash_20_4240" draw:display-name="Dash 4240" draw:style="rect" draw:dots1="1" draw:dots1-length="0.002cm" draw:dots2="1" draw:dots2-length="0.002cm" draw:distance="0.002cm"/>
    <draw:stroke-dash draw:name="Dash_20_4249" draw:display-name="Dash 4249" draw:style="rect" draw:dots1="1" draw:dots1-length="0.002cm" draw:dots2="1" draw:dots2-length="0.002cm" draw:distance="0.002cm"/>
    <draw:stroke-dash draw:name="Dash_20_4250" draw:display-name="Dash 4250" draw:style="rect" draw:dots1="1" draw:dots1-length="0.002cm" draw:dots2="1" draw:dots2-length="0.002cm" draw:distance="0.002cm"/>
    <draw:stroke-dash draw:name="Dash_20_4251" draw:display-name="Dash 4251" draw:style="rect" draw:dots1="1" draw:dots1-length="0.002cm" draw:dots2="1" draw:dots2-length="0.002cm" draw:distance="0.002cm"/>
    <draw:stroke-dash draw:name="Dash_20_4252" draw:display-name="Dash 4252" draw:style="rect" draw:dots1="1" draw:dots1-length="0.002cm" draw:dots2="1" draw:dots2-length="0.002cm" draw:distance="0.002cm"/>
    <draw:stroke-dash draw:name="Dash_20_4257" draw:display-name="Dash 4257" draw:style="rect" draw:dots1="1" draw:dots1-length="0.001cm" draw:dots2="1" draw:dots2-length="0.001cm" draw:distance="0.001cm"/>
    <draw:stroke-dash draw:name="Dash_20_4258" draw:display-name="Dash 4258" draw:style="rect" draw:dots1="1" draw:dots1-length="0.001cm" draw:dots2="1" draw:dots2-length="0.001cm" draw:distance="0.001cm"/>
    <draw:stroke-dash draw:name="Dash_20_4259" draw:display-name="Dash 4259" draw:style="rect" draw:dots1="1" draw:dots1-length="0.001cm" draw:dots2="1" draw:dots2-length="0.001cm" draw:distance="0.001cm"/>
    <draw:stroke-dash draw:name="Dash_20_4260" draw:display-name="Dash 4260" draw:style="rect" draw:dots1="1" draw:dots1-length="0.001cm" draw:dots2="1" draw:dots2-length="0.001cm" draw:distance="0.001cm"/>
    <draw:stroke-dash draw:name="Dash_20_4261" draw:display-name="Dash 4261" draw:style="rect" draw:dots1="1" draw:dots1-length="0.002cm" draw:dots2="1" draw:dots2-length="0.002cm" draw:distance="0.002cm"/>
    <draw:stroke-dash draw:name="Dash_20_4262" draw:display-name="Dash 4262" draw:style="rect" draw:dots1="1" draw:dots1-length="0.002cm" draw:dots2="1" draw:dots2-length="0.002cm" draw:distance="0.002cm"/>
    <draw:stroke-dash draw:name="Dash_20_4263" draw:display-name="Dash 4263" draw:style="rect" draw:dots1="1" draw:dots1-length="0.002cm" draw:dots2="1" draw:dots2-length="0.002cm" draw:distance="0.002cm"/>
    <draw:stroke-dash draw:name="Dash_20_4264" draw:display-name="Dash 4264" draw:style="rect" draw:dots1="1" draw:dots1-length="0.002cm" draw:dots2="1" draw:dots2-length="0.002cm" draw:distance="0.002cm"/>
    <draw:stroke-dash draw:name="Dash_20_4265" draw:display-name="Dash 4265" draw:style="rect" draw:dots1="1" draw:dots1-length="0.002cm" draw:dots2="1" draw:dots2-length="0.002cm" draw:distance="0.002cm"/>
    <draw:stroke-dash draw:name="Dash_20_4266" draw:display-name="Dash 4266" draw:style="rect" draw:dots1="1" draw:dots1-length="0.002cm" draw:dots2="1" draw:dots2-length="0.002cm" draw:distance="0.002cm"/>
    <draw:stroke-dash draw:name="Dash_20_4267" draw:display-name="Dash 4267" draw:style="rect" draw:dots1="1" draw:dots1-length="0.002cm" draw:dots2="1" draw:dots2-length="0.002cm" draw:distance="0.002cm"/>
    <draw:stroke-dash draw:name="Dash_20_4268" draw:display-name="Dash 4268" draw:style="rect" draw:dots1="1" draw:dots1-length="0.002cm" draw:dots2="1" draw:dots2-length="0.002cm" draw:distance="0.002cm"/>
    <draw:stroke-dash draw:name="Dash_20_4269" draw:display-name="Dash 4269" draw:style="rect" draw:dots1="1" draw:dots1-length="0.002cm" draw:dots2="1" draw:dots2-length="0.002cm" draw:distance="0.002cm"/>
    <draw:stroke-dash draw:name="Dash_20_4270" draw:display-name="Dash 4270" draw:style="rect" draw:dots1="1" draw:dots1-length="0.002cm" draw:dots2="1" draw:dots2-length="0.002cm" draw:distance="0.002cm"/>
    <draw:stroke-dash draw:name="Dash_20_4271" draw:display-name="Dash 4271" draw:style="rect" draw:dots1="1" draw:dots1-length="0.002cm" draw:dots2="1" draw:dots2-length="0.002cm" draw:distance="0.002cm"/>
    <draw:stroke-dash draw:name="Dash_20_4272" draw:display-name="Dash 4272" draw:style="rect" draw:dots1="1" draw:dots1-length="0.002cm" draw:dots2="1" draw:dots2-length="0.002cm" draw:distance="0.002cm"/>
    <draw:stroke-dash draw:name="Dash_20_4273" draw:display-name="Dash 4273" draw:style="rect" draw:dots1="1" draw:dots1-length="0.002cm" draw:dots2="1" draw:dots2-length="0.002cm" draw:distance="0.002cm"/>
    <draw:stroke-dash draw:name="Dash_20_4274" draw:display-name="Dash 4274" draw:style="rect" draw:dots1="1" draw:dots1-length="0.002cm" draw:dots2="1" draw:dots2-length="0.002cm" draw:distance="0.002cm"/>
    <draw:stroke-dash draw:name="Dash_20_4275" draw:display-name="Dash 4275" draw:style="rect" draw:dots1="1" draw:dots1-length="0.001cm" draw:dots2="1" draw:dots2-length="0.001cm" draw:distance="0.001cm"/>
    <draw:stroke-dash draw:name="Dash_20_4276" draw:display-name="Dash 4276" draw:style="rect" draw:dots1="1" draw:dots1-length="0.001cm" draw:dots2="1" draw:dots2-length="0.001cm" draw:distance="0.001cm"/>
    <draw:stroke-dash draw:name="Dash_20_4277" draw:display-name="Dash 4277" draw:style="rect" draw:dots1="1" draw:dots1-length="0.001cm" draw:dots2="1" draw:dots2-length="0.001cm" draw:distance="0.001cm"/>
    <draw:stroke-dash draw:name="Dash_20_4278" draw:display-name="Dash 4278" draw:style="rect" draw:dots1="1" draw:dots1-length="0.001cm" draw:dots2="1" draw:dots2-length="0.001cm" draw:distance="0.001cm"/>
    <draw:stroke-dash draw:name="Dash_20_4279" draw:display-name="Dash 4279" draw:style="rect" draw:dots1="1" draw:dots1-length="0.001cm" draw:dots2="1" draw:dots2-length="0.001cm" draw:distance="0.001cm"/>
    <draw:stroke-dash draw:name="Dash_20_4280" draw:display-name="Dash 4280" draw:style="rect" draw:dots1="1" draw:dots1-length="0.001cm" draw:dots2="1" draw:dots2-length="0.001cm" draw:distance="0.001cm"/>
    <draw:stroke-dash draw:name="Dash_20_4281" draw:display-name="Dash 4281" draw:style="rect" draw:dots1="1" draw:dots1-length="0.001cm" draw:dots2="1" draw:dots2-length="0.001cm" draw:distance="0.001cm"/>
    <draw:stroke-dash draw:name="Dash_20_4282" draw:display-name="Dash 4282" draw:style="rect" draw:dots1="1" draw:dots1-length="0.001cm" draw:dots2="1" draw:dots2-length="0.001cm" draw:distance="0.001cm"/>
    <draw:stroke-dash draw:name="Dash_20_4283" draw:display-name="Dash 4283" draw:style="rect" draw:dots1="1" draw:dots1-length="0.001cm" draw:dots2="1" draw:dots2-length="0.001cm" draw:distance="0.001cm"/>
    <draw:stroke-dash draw:name="Dash_20_4284" draw:display-name="Dash 4284" draw:style="rect" draw:dots1="1" draw:dots1-length="0.001cm" draw:dots2="1" draw:dots2-length="0.001cm" draw:distance="0.001cm"/>
    <draw:stroke-dash draw:name="Dash_20_4285" draw:display-name="Dash 4285" draw:style="rect" draw:dots1="1" draw:dots1-length="0.016cm" draw:dots2="1" draw:dots2-length="0.016cm" draw:distance="0.016cm"/>
    <draw:stroke-dash draw:name="Dash_20_4286" draw:display-name="Dash 4286" draw:style="rect" draw:dots1="1" draw:dots1-length="0.016cm" draw:dots2="1" draw:dots2-length="0.016cm" draw:distance="0.016cm"/>
    <draw:stroke-dash draw:name="Dash_20_4287" draw:display-name="Dash 4287" draw:style="rect" draw:dots1="1" draw:dots1-length="0.016cm" draw:dots2="1" draw:dots2-length="0.016cm" draw:distance="0.016cm"/>
    <draw:stroke-dash draw:name="Dash_20_4288" draw:display-name="Dash 4288" draw:style="rect" draw:dots1="1" draw:dots1-length="0.016cm" draw:dots2="1" draw:dots2-length="0.016cm" draw:distance="0.016cm"/>
    <draw:stroke-dash draw:name="Dash_20_4289" draw:display-name="Dash 4289" draw:style="rect" draw:dots1="1" draw:dots1-length="0.016cm" draw:dots2="1" draw:dots2-length="0.016cm" draw:distance="0.016cm"/>
    <draw:stroke-dash draw:name="Dash_20_5" draw:display-name="Dash 5" draw:style="rect" draw:dots1="1" draw:dots1-length="0.016cm" draw:dots2="1" draw:dots2-length="0.016cm" draw:distance="0.016cm"/>
    <draw:stroke-dash draw:name="Dash_20_8" draw:display-name="Dash 8" draw:style="rect" draw:dots1="1" draw:dots1-length="0.009cm" draw:dots2="1" draw:dots2-length="0.009cm" draw:distance="0.009cm"/>
    <draw:stroke-dash draw:name="Dash_20_9" draw:display-name="Dash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cm" fo:margin-bottom="0.199cm" style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  <style:background-image/>
      </style:paragraph-properties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style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background-color="transparent" style:shadow="none">
        <style:tab-stops/>
        <style:background-image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style:contextual-spacing="false"/>
      <style:text-properties fo:text-transform="uppercase" style:font-name="Arial1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contextual-spacing="false" style:page-number="auto"/>
      <style:text-properties style:font-name="Arial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style:contextual-spacing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51pt solid #000000" fo:border-bottom="none" style:shadow="none" style:text-autospace="none"/>
      <style:text-properties fo:font-size="12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2pt" fo:language="fr" fo:country="FR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symetrie-centrale-exos-constructions-corrections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Thibaud FONTANET</meta:initial-creator>
    <meta:creation-date>2006-09-10T11:53:40</meta:creation-date>
    <dc:date>2013-10-11T14:34:23.98</dc:date>
    <meta:print-date>2007-09-25T01:07:58</meta:print-date>
    <dc:language>fr-FR</dc:language>
    <meta:editing-cycles>98</meta:editing-cycles>
    <meta:editing-duration>P1DT6H29M38S</meta:editing-duration>
    <meta:document-statistic meta:table-count="0" meta:image-count="0" meta:object-count="0" meta:page-count="1" meta:paragraph-count="4" meta:word-count="1" meta:character-count="83" meta:non-whitespace-character-count="54"/>
    <meta:user-defined meta:name="Info 1"/>
    <meta:user-defined meta:name="Info 2"/>
    <meta:user-defined meta:name="Info 3"/>
    <meta:user-defined meta:name="Info 4"/>
  </office:meta>
</office:document-meta>
</file>